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 manifest:full-path="Pictures/2000007A00003F0500002442AB6DF07A.svm"/>
  <manifest:file-entry manifest:media-type="image/gif" manifest:full-path="Pictures/10000200000000100000000E0D4E38E3.gif"/>
  <manifest:file-entry manifest:media-type="" manifest:full-path="Pictures/20000007000044E500001B8F0AFCB7D6.svm"/>
  <manifest:file-entry manifest:media-type="" manifest:full-path="Pictures/200000B200004C4D00002B729C4E604E.svm"/>
  <manifest:file-entry manifest:media-type="" manifest:full-path="Pictures/"/>
  <manifest:file-entry manifest:media-type="" manifest:full-path="VersionList.xml"/>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2" svg:font-family="Tahoma" style:font-pitch="variable"/>
    <style:font-face style:name="Albany3" svg:font-family="Albany"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ndale Sans" svg:font-family="'Andale Sans'" style:font-adornments="Regular" style:font-family-generic="swiss" style:font-pitch="variable"/>
    <style:font-face style:name="Arial1" svg:font-family="Arial" style:font-family-generic="swiss" style:font-pitch="variable"/>
    <style:font-face style:name="Tahoma" svg:font-family="Tahoma"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6" style:family="table">
      <style:table-properties style:width="16.902cm" fo:margin-left="0.093cm" fo:margin-right="0.004cm" table:align="margins"/>
    </style:style>
    <style:style style:name="Table16.A" style:family="table-column">
      <style:table-column-properties style:column-width="4.621cm" style:rel-column-width="17916*"/>
    </style:style>
    <style:style style:name="Table16.B" style:family="table-column">
      <style:table-column-properties style:column-width="6.373cm" style:rel-column-width="24709*"/>
    </style:style>
    <style:style style:name="Table16.C" style:family="table-column">
      <style:table-column-properties style:column-width="5.909cm" style:rel-column-width="22910*"/>
    </style:style>
    <style:style style:name="Table16.A1" style:family="table-cell">
      <style:table-cell-properties fo:padding="0.101cm" fo:border="none"/>
    </style:style>
    <style:style style:name="Table16.A2" style:family="table-cell">
      <style:table-cell-properties fo:background-color="#e6e6e6" fo:padding="0.101cm" fo:border-left="none" fo:border-right="none" fo:border-top="0.002cm solid #000000" fo:border-bottom="0.002cm solid #000000">
        <style:background-image/>
      </style:table-cell-properties>
    </style:style>
    <style:style style:name="Table16.B2" style:family="table-cell">
      <style:table-cell-properties fo:padding="0.101cm" fo:border-left="none" fo:border-right="none" fo:border-top="0.002cm solid #000000" fo:border-bottom="0.002cm solid #000000"/>
    </style:style>
    <style:style style:name="Table16.A3" style:family="table-cell">
      <style:table-cell-properties fo:background-color="#e6e6e6" fo:padding="0.101cm" fo:border-left="none" fo:border-right="none" fo:border-top="none" fo:border-bottom="0.002cm solid #000000">
        <style:background-image/>
      </style:table-cell-properties>
    </style:style>
    <style:style style:name="Table16.B3" style:family="table-cell">
      <style:table-cell-properties fo:padding="0.101cm" fo:border-left="none" fo:border-right="none" fo:border-top="none" fo:border-bottom="0.002cm solid #000000"/>
    </style:style>
    <style:style style:name="Table18" style:family="table">
      <style:table-properties style:width="16.902cm" fo:margin-left="0.093cm" fo:margin-right="0.004cm" table:align="margins"/>
    </style:style>
    <style:style style:name="Table18.A" style:family="table-column">
      <style:table-column-properties style:column-width="4.621cm" style:rel-column-width="17916*"/>
    </style:style>
    <style:style style:name="Table18.B" style:family="table-column">
      <style:table-column-properties style:column-width="6.373cm" style:rel-column-width="24709*"/>
    </style:style>
    <style:style style:name="Table18.C" style:family="table-column">
      <style:table-column-properties style:column-width="5.909cm" style:rel-column-width="22910*"/>
    </style:style>
    <style:style style:name="Table18.A1" style:family="table-cell">
      <style:table-cell-properties fo:padding="0.101cm" fo:border="none"/>
    </style:style>
    <style:style style:name="Table18.A2" style:family="table-cell">
      <style:table-cell-properties fo:background-color="#e6e6e6" fo:padding="0.101cm" fo:border-left="none" fo:border-right="none" fo:border-top="0.002cm solid #000000" fo:border-bottom="0.002cm solid #000000">
        <style:background-image/>
      </style:table-cell-properties>
    </style:style>
    <style:style style:name="Table18.B2" style:family="table-cell">
      <style:table-cell-properties fo:padding="0.101cm" fo:border-left="none" fo:border-right="none" fo:border-top="0.002cm solid #000000" fo:border-bottom="0.002cm solid #000000"/>
    </style:style>
    <style:style style:name="Table18.A3" style:family="table-cell">
      <style:table-cell-properties fo:background-color="#e6e6e6" fo:padding="0.101cm" fo:border-left="none" fo:border-right="none" fo:border-top="none" fo:border-bottom="0.002cm solid #000000">
        <style:background-image/>
      </style:table-cell-properties>
    </style:style>
    <style:style style:name="Table18.B3" style:family="table-cell">
      <style:table-cell-properties fo:padding="0.101cm" fo:border-left="none" fo:border-right="none" fo:border-top="none" fo:border-bottom="0.002cm solid #000000"/>
    </style:style>
    <style:style style:name="Table17" style:family="table">
      <style:table-properties style:width="16.999cm" table:align="margins"/>
    </style:style>
    <style:style style:name="Table17.A" style:family="table-column">
      <style:table-column-properties style:column-width="4.249cm" style:rel-column-width="16383*"/>
    </style:style>
    <style:style style:name="Table17.D" style:family="table-column">
      <style:table-column-properties style:column-width="4.251cm" style:rel-column-width="16386*"/>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data-style-name="N37">
      <style:table-cell-properties style:vertical-align="top" fo:padding="0.097cm" fo:border-left="0.002cm solid #bdbec0" fo:border-right="0.002cm solid #bdbec0" fo:border-top="none" fo:border-bottom="0.002cm solid #bdbec0"/>
    </style:style>
    <style:style style:name="Table24.D3"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Header">
      <style:paragraph-properties fo:break-before="page"/>
      <style:text-properties style:font-name="Albany2" fo:font-size="10pt" style:font-size-asian="10pt" style:font-size-complex="10pt"/>
    </style:style>
    <style:style style:name="P3" style:family="paragraph" style:parent-style-name="Standard">
      <style:paragraph-properties fo:break-before="page"/>
    </style:style>
    <style:style style:name="P4" style:family="paragraph" style:parent-style-name="Section_20_Heading">
      <style:paragraph-properties fo:break-before="page"/>
    </style:style>
    <style:style style:name="P5" style:family="paragraph" style:parent-style-name="Footer">
      <style:paragraph-properties>
        <style:tab-stops>
          <style:tab-stop style:position="16.999cm" style:type="right"/>
        </style:tab-stops>
      </style:paragraph-properties>
    </style:style>
    <style:style style:name="P6" style:family="paragraph" style:parent-style-name="Footer">
      <style:paragraph-properties fo:text-align="end" style:justify-single-word="false"/>
    </style:style>
    <style:style style:name="P7" style:family="paragraph" style:parent-style-name="Text_20_body">
      <style:paragraph-properties fo:background-color="transparent">
        <style:background-image/>
      </style:paragraph-properties>
    </style:style>
    <style:style style:name="P8" style:family="paragraph" style:parent-style-name="Text_20_body">
      <style:paragraph-properties fo:background-color="transparent">
        <style:background-image/>
      </style:paragraph-properties>
      <style:text-properties fo:background-color="transparent"/>
    </style:style>
    <style:style style:name="P9"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0"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Standard">
      <style:paragraph-properties fo:text-align="center" style:justify-single-word="false"/>
    </style:style>
    <style:style style:name="P13" style:family="paragraph" style:parent-style-name="Standard">
      <style:text-properties fo:color="#ff0000" fo:font-size="10pt" style:font-size-asian="10pt" style:font-size-complex="10pt"/>
    </style:style>
    <style:style style:name="P14" style:family="paragraph" style:parent-style-name="Standard">
      <style:text-properties fo:color="#000000" style:font-name="Albany2" fo:font-size="8pt" fo:font-weight="normal" style:font-size-asian="8pt" style:font-weight-asian="normal" style:font-size-complex="8pt" style:font-weight-complex="normal"/>
    </style:style>
    <style:style style:name="P15" style:family="paragraph" style:parent-style-name="Standard">
      <style:text-properties fo:background-color="#ffff99"/>
    </style:style>
    <style:style style:name="P16" style:family="paragraph" style:parent-style-name="Standard">
      <style:text-properties fo:background-color="transparent"/>
    </style:style>
    <style:style style:name="P17" style:family="paragraph" style:parent-style-name="Standard">
      <style:text-properties fo:background-color="#ffff00"/>
    </style:style>
    <style:style style:name="P18" style:family="paragraph" style:parent-style-name="Text_20_body">
      <style:text-properties fo:background-color="#ffff99"/>
    </style:style>
    <style:style style:name="P19" style:family="paragraph" style:parent-style-name="Text_20_body">
      <style:text-properties fo:background-color="#ffff00"/>
    </style:style>
    <style:style style:name="P20" style:family="paragraph" style:parent-style-name="Text_20_body">
      <style:text-properties fo:background-color="transparent"/>
    </style:style>
    <style:style style:name="P21" style:family="paragraph" style:parent-style-name="Text_20_body">
      <style:text-properties fo:font-weight="bold" style:font-weight-asian="bold" style:font-weight-complex="bold"/>
    </style:style>
    <style:style style:name="P22" style:family="paragraph" style:parent-style-name="Table_20_Heading">
      <style:paragraph-properties fo:text-align="start" style:justify-single-word="false"/>
    </style:style>
    <style:style style:name="P23" style:family="paragraph" style:parent-style-name="Table_20_Heading">
      <style:paragraph-properties fo:text-align="start" style:justify-single-word="false"/>
      <style:text-properties fo:background-color="transparent"/>
    </style:style>
    <style:style style:name="P24" style:family="paragraph" style:parent-style-name="Table_20_Heading">
      <style:text-properties fo:color="#000000"/>
    </style:style>
    <style:style style:name="P25" style:family="paragraph" style:parent-style-name="Section">
      <style:paragraph-properties fo:padding="0cm" fo:border="none"/>
    </style:style>
    <style:style style:name="P26"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27" style:family="paragraph" style:parent-style-name="Section">
      <style:paragraph-properties fo:text-align="center" style:justify-single-word="false" fo:padding="0cm" fo:border="none"/>
    </style:style>
    <style:style style:name="P28" style:family="paragraph" style:parent-style-name="Section">
      <style:paragraph-properties fo:padding="0cm" fo:border="none"/>
      <style:text-properties fo:font-weight="bold" style:font-weight-asian="bold" style:font-weight-complex="bold"/>
    </style:style>
    <style:style style:name="P29" style:family="paragraph" style:parent-style-name="Section">
      <style:paragraph-properties fo:padding="0cm" fo:border="none"/>
      <style:text-properties fo:font-weight="normal" style:font-weight-asian="normal" style:font-weight-complex="normal"/>
    </style:style>
    <style:style style:name="P30"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31" style:family="paragraph" style:parent-style-name="Standard">
      <style:paragraph-properties fo:padding="0cm" fo:border="none"/>
    </style:style>
    <style:style style:name="P32"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33" style:family="paragraph" style:parent-style-name="Standard">
      <style:paragraph-properties fo:padding="0cm" fo:border="none"/>
      <style:text-properties fo:font-weight="bold" style:font-weight-asian="bold" style:font-weight-complex="bold"/>
    </style:style>
    <style:style style:name="P34" style:family="paragraph" style:parent-style-name="Table_20_Contents">
      <style:text-properties fo:font-weight="bold" style:font-weight-asian="bold" style:font-weight-complex="bold"/>
    </style:style>
    <style:style style:name="P35" style:family="paragraph" style:parent-style-name="Table_20_Contents">
      <style:paragraph-properties fo:text-align="justify" style:justify-single-word="false"/>
      <style:text-properties fo:font-weight="bold" style:font-weight-asian="bold" style:font-weight-complex="bold"/>
    </style:style>
    <style:style style:name="P36" style:family="paragraph" style:parent-style-name="Table_20_Contents">
      <style:paragraph-properties fo:text-align="start" style:justify-single-word="false"/>
      <style:text-properties fo:font-weight="bold"/>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39" style:family="paragraph" style:parent-style-name="Table_20_Contents">
      <style:text-properties fo:color="#ff0000"/>
    </style:style>
    <style:style style:name="P40" style:family="paragraph" style:parent-style-name="Table_20_Contents">
      <style:text-properties fo:background-color="#ffff99"/>
    </style:style>
    <style:style style:name="P41" style:family="paragraph" style:parent-style-name="Table_20_Contents">
      <style:paragraph-properties fo:text-align="start" style:justify-single-word="false"/>
    </style:style>
    <style:style style:name="P42"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43"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44"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5"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46"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7"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8"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9"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50"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51"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52"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53"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54"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55" style:family="paragraph" style:parent-style-name="Section">
      <style:text-properties fo:font-weight="bold" style:font-weight-asian="bold" style:font-weight-complex="bold"/>
    </style:style>
    <style:style style:name="P56" style:family="paragraph" style:parent-style-name="Note">
      <style:text-properties fo:background-color="transparent"/>
    </style:style>
    <style:style style:name="P57" style:family="paragraph" style:parent-style-name="Illustration">
      <style:paragraph-properties fo:text-align="start" style:justify-single-word="false"/>
    </style:style>
    <style:style style:name="P58" style:family="paragraph" style:parent-style-name="Standard" style:master-page-name="">
      <style:paragraph-properties fo:margin-left="0cm" fo:margin-right="0cm" fo:text-align="start" style:justify-single-word="false" fo:text-indent="0cm" style:auto-text-indent="false" text:number-lines="false" text:line-number="0"/>
      <style:text-properties style:use-window-font-color="true" style:text-outline="false" style:text-line-through-style="none" style:font-name="Albany3" fo:font-size="10pt" fo:font-style="normal" fo:text-shadow="none" style:text-underline-style="none" fo:font-weight="normal" style:font-name-asian="Albany3" style:font-size-asian="10pt" style:font-style-asian="normal" style:font-weight-asian="normal" style:font-name-complex="Albany3" style:font-size-complex="10pt" style:font-style-complex="normal" style:font-weight-complex="normal" style:text-emphasize="none"/>
    </style:style>
    <style:style style:name="P59" style:family="paragraph" style:parent-style-name="Standard" style:master-page-name="">
      <style:paragraph-properties fo:margin-left="0cm" fo:margin-right="0cm" fo:text-align="start" style:justify-single-word="false" fo:text-indent="0cm" style:auto-text-indent="false" text:number-lines="false" text:line-number="0"/>
      <style:text-properties style:use-window-font-color="true" style:text-outline="false" style:text-line-through-style="none" style:font-name="Albany3" fo:font-size="10pt" fo:font-style="normal" fo:text-shadow="none" style:text-underline-style="none" fo:font-weight="normal" style:font-name-asian="Albany3" style:font-size-asian="10pt" style:font-style-asian="normal" style:font-weight-asian="normal" style:font-name-complex="Albany3" style:font-size-complex="10pt" style:font-style-complex="normal" style:font-weight-complex="normal" style:text-emphasize="none"/>
    </style:style>
    <style:style style:name="P60" style:family="paragraph" style:parent-style-name="Standard" style:master-page-name="">
      <style:paragraph-properties fo:margin-left="0cm" fo:margin-right="0cm" fo:text-align="start" style:justify-single-word="false" fo:text-indent="0cm" style:auto-text-indent="false" text:number-lines="false" text:line-number="0"/>
      <style:text-properties style:use-window-font-color="true" style:text-outline="false" style:text-line-through-style="none" style:font-name="Albany3" fo:font-size="10pt" fo:font-style="normal" fo:text-shadow="none" style:text-underline-style="none" fo:font-weight="normal" style:font-name-asian="Albany3" style:font-size-asian="10pt" style:font-style-asian="normal" style:font-weight-asian="normal" style:font-name-complex="Albany3" style:font-size-complex="10pt" style:font-style-complex="normal" style:font-weight-complex="normal" style:text-emphasize="none"/>
    </style:style>
    <style:style style:name="P61" style:family="paragraph" style:parent-style-name="Standard" style:master-page-name="">
      <style:paragraph-properties fo:margin-left="0cm" fo:margin-right="0cm" fo:text-align="start" style:justify-single-word="false" fo:text-indent="0cm" style:auto-text-indent="false" text:number-lines="false" text:line-number="0"/>
      <style:text-properties style:use-window-font-color="true" style:text-outline="false" style:text-line-through-style="none" style:font-name="Albany3" fo:font-size="10pt" fo:font-style="normal" fo:text-shadow="none" style:text-underline-style="none" fo:font-weight="normal" style:font-name-asian="Albany3" style:font-size-asian="10pt" style:font-style-asian="normal" style:font-weight-asian="normal" style:font-name-complex="Albany3" style:font-size-complex="10pt" style:font-style-complex="normal" style:font-weight-complex="normal" style:text-emphasize="none"/>
    </style:style>
    <style:style style:name="P62" style:family="paragraph" style:parent-style-name="Standard" style:master-page-name="">
      <style:paragraph-properties fo:margin-left="0cm" fo:margin-right="0cm" fo:text-align="start" style:justify-single-word="false" fo:text-indent="0cm" style:auto-text-indent="false" text:number-lines="false" text:line-number="0"/>
      <style:text-properties style:use-window-font-color="true" style:text-outline="false" style:text-line-through-style="none" style:font-name="Albany3" fo:font-size="10pt" fo:font-style="normal" fo:text-shadow="none" style:text-underline-style="none" fo:font-weight="normal" style:font-name-asian="Albany3" style:font-size-asian="10pt" style:font-style-asian="normal" style:font-weight-asian="normal" style:font-name-complex="Albany3" style:font-size-complex="10pt" style:font-style-complex="normal" style:font-weight-complex="normal" style:text-emphasize="none"/>
    </style:style>
    <style:style style:name="P63"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64"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65" style:family="paragraph" style:parent-style-name="Text_20_body" style:list-style-name="L3"/>
    <style:style style:name="P66" style:family="paragraph" style:parent-style-name="Text_20_body" style:list-style-name="L3"/>
    <style:style style:name="P67" style:family="paragraph" style:parent-style-name="Text_20_body" style:list-style-name="L3"/>
    <style:style style:name="P68" style:family="paragraph" style:parent-style-name="Text_20_body" style:list-style-name="L3"/>
    <style:style style:name="P69" style:family="paragraph" style:parent-style-name="Text_20_body" style:list-style-name="L3"/>
    <style:style style:name="P70" style:family="paragraph" style:parent-style-name="Text_20_body" style:list-style-name="L7"/>
    <style:style style:name="P71" style:family="paragraph" style:parent-style-name="Text_20_body" style:list-style-name="L7"/>
    <style:style style:name="P72" style:family="paragraph" style:parent-style-name="Text_20_body" style:list-style-name="L7"/>
    <style:style style:name="P73" style:family="paragraph" style:parent-style-name="Table_20_Contents" style:master-page-name="">
      <style:paragraph-properties fo:margin-left="0cm" fo:margin-right="0cm" fo:text-align="start" style:justify-single-word="false" fo:text-indent="0cm" style:auto-text-indent="false" text:number-lines="false" text:line-number="0"/>
      <style:text-properties style:use-window-font-color="true" style:text-outline="false" style:text-line-through-style="none" style:font-name="Albany2"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74" style:family="paragraph" style:parent-style-name="Table_20_Contents" style:master-page-name="">
      <style:paragraph-properties fo:margin-left="0cm" fo:margin-right="0cm" fo:text-align="start" style:justify-single-word="false" fo:text-indent="0cm" style:auto-text-indent="false" text:number-lines="false" text:line-number="0"/>
      <style:text-properties style:use-window-font-color="true" style:text-outline="false" style:text-line-through-style="none" style:font-name="Albany2"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75" style:family="paragraph" style:parent-style-name="Table_20_Contents" style:master-page-name="">
      <style:paragraph-properties fo:margin-left="0cm" fo:margin-right="0cm" fo:text-align="start" style:justify-single-word="false" fo:text-indent="0cm" style:auto-text-indent="false" text:number-lines="false" text:line-number="0"/>
      <style:text-properties style:use-window-font-color="true" style:text-outline="false" style:text-line-through-style="none" style:font-name="Albany2"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76" style:family="paragraph" style:parent-style-name="Table_20_Contents" style:master-page-name="">
      <style:paragraph-properties fo:margin-left="0cm" fo:margin-right="0cm" fo:text-align="start" style:justify-single-word="false" fo:text-indent="0cm" style:auto-text-indent="false" text:number-lines="false" text:line-number="0"/>
      <style:text-properties style:use-window-font-color="true" style:text-outline="false" style:text-line-through-style="none" style:font-name="Albany2"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77" style:family="paragraph" style:parent-style-name="Table_20_Contents" style:master-page-name="">
      <style:paragraph-properties fo:margin-left="0cm" fo:margin-right="0cm" fo:text-align="start" style:justify-single-word="false" fo:text-indent="0cm" style:auto-text-indent="false" text:number-lines="false" text:line-number="0"/>
      <style:text-properties style:use-window-font-color="true" style:text-outline="false" style:text-line-through-style="none" style:font-name="Albany2"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78"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79"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0"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1"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2"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3"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84"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85" style:family="paragraph" style:parent-style-name="Heading_20_1" style:master-page-name="">
      <style:paragraph-properties fo:keep-together="always" fo:break-before="page"/>
    </style:style>
    <style:style style:name="P86" style:family="paragraph" style:parent-style-name="Section" style:list-style-name="L8"/>
    <style:style style:name="P87" style:family="paragraph" style:parent-style-name="Section" style:list-style-name="L8"/>
    <style:style style:name="P88" style:family="paragraph" style:parent-style-name="Section" style:list-style-name="L8"/>
    <style:style style:name="P89" style:family="paragraph" style:parent-style-name="Section" style:list-style-name="L8"/>
    <style:style style:name="P90" style:family="paragraph" style:parent-style-name="Section" style:list-style-name="L9"/>
    <style:style style:name="P91" style:family="paragraph" style:parent-style-name="Section" style:list-style-name="L9"/>
    <style:style style:name="P92" style:family="paragraph" style:parent-style-name="Section" style:list-style-name="L9"/>
    <style:style style:name="P93" style:family="paragraph" style:parent-style-name="Section" style:list-style-name="L1">
      <style:paragraph-properties fo:padding="0cm" fo:border="none"/>
      <style:text-properties fo:font-weight="normal" style:font-weight-asian="normal" style:font-weight-complex="normal"/>
    </style:style>
    <style:style style:name="P94" style:family="paragraph" style:parent-style-name="Section" style:list-style-name="L1">
      <style:paragraph-properties fo:padding="0cm" fo:border="none"/>
      <style:text-properties fo:font-weight="normal" style:font-weight-asian="normal" style:font-weight-complex="normal"/>
    </style:style>
    <style:style style:name="P95" style:family="paragraph" style:parent-style-name="Section" style:list-style-name="L1">
      <style:paragraph-properties fo:padding="0cm" fo:border="none"/>
      <style:text-properties fo:font-weight="normal" style:font-weight-asian="normal" style:font-weight-complex="normal"/>
    </style:style>
    <style:style style:name="P96" style:family="paragraph" style:parent-style-name="Section" style:list-style-name="L1">
      <style:paragraph-properties fo:padding="0cm" fo:border="none"/>
      <style:text-properties fo:font-weight="normal" style:font-weight-asian="normal" style:font-weight-complex="normal"/>
    </style:style>
    <style:style style:name="P97" style:family="paragraph" style:parent-style-name="Section" style:list-style-name="L4">
      <style:paragraph-properties fo:padding="0cm" fo:border="none"/>
    </style:style>
    <style:style style:name="P98" style:family="paragraph" style:parent-style-name="Section" style:list-style-name="L4">
      <style:paragraph-properties fo:padding="0cm" fo:border="none"/>
    </style:style>
    <style:style style:name="P99" style:family="paragraph" style:parent-style-name="Section" style:list-style-name="L4">
      <style:paragraph-properties fo:padding="0cm" fo:border="none"/>
    </style:style>
    <style:style style:name="P100" style:family="paragraph" style:parent-style-name="Section" style:list-style-name="L4">
      <style:paragraph-properties fo:padding="0cm" fo:border="none"/>
    </style:style>
    <style:style style:name="P101" style:family="paragraph" style:parent-style-name="Section" style:list-style-name="L4">
      <style:paragraph-properties fo:padding="0cm" fo:border="none"/>
    </style:style>
    <style:style style:name="P102" style:family="paragraph" style:parent-style-name="Section" style:list-style-name="L4">
      <style:paragraph-properties fo:padding="0cm" fo:border="none"/>
    </style:style>
    <style:style style:name="P103" style:family="paragraph" style:parent-style-name="Section" style:list-style-name="L4">
      <style:paragraph-properties fo:padding="0cm" fo:border="none"/>
    </style:style>
    <style:style style:name="P104" style:family="paragraph" style:parent-style-name="Section" style:list-style-name="L4">
      <style:paragraph-properties fo:padding="0cm" fo:border="none"/>
    </style:style>
    <style:style style:name="P105" style:family="paragraph" style:parent-style-name="Section" style:list-style-name="L4">
      <style:paragraph-properties fo:padding="0cm" fo:border="none"/>
    </style:style>
    <style:style style:name="P106" style:family="paragraph" style:parent-style-name="Section" style:list-style-name="L5">
      <style:paragraph-properties fo:padding="0cm" fo:border="none"/>
    </style:style>
    <style:style style:name="P107" style:family="paragraph" style:parent-style-name="Section" style:list-style-name="L5">
      <style:paragraph-properties fo:padding="0cm" fo:border="none"/>
    </style:style>
    <style:style style:name="P108" style:family="paragraph" style:parent-style-name="Section" style:list-style-name="L5">
      <style:paragraph-properties fo:padding="0cm" fo:border="none"/>
    </style:style>
    <style:style style:name="P109" style:family="paragraph" style:parent-style-name="Section" style:list-style-name="L6">
      <style:paragraph-properties fo:padding="0cm" fo:border="none"/>
    </style:style>
    <style:style style:name="P110" style:family="paragraph" style:parent-style-name="Section" style:master-page-name="First_20_Page">
      <style:paragraph-properties style:page-number="1" fo:break-before="auto" fo:break-after="auto" fo:padding="0cm" fo:border="none"/>
    </style:style>
    <style:style style:name="P111" style:family="paragraph" style:parent-style-name="Section" style:list-style-name="L2">
      <style:paragraph-properties fo:padding="0.049cm" fo:border="0.002cm solid #000000"/>
    </style:style>
    <style:style style:name="P112" style:family="paragraph" style:parent-style-name="Section" style:list-style-name="L2">
      <style:paragraph-properties fo:padding="0.049cm" fo:border="0.002cm solid #000000"/>
    </style:style>
    <style:style style:name="P113" style:family="paragraph" style:parent-style-name="Section" style:list-style-name="L2">
      <style:paragraph-properties fo:padding="0.049cm" fo:border="0.002cm solid #000000"/>
    </style:style>
    <style:style style:name="P114" style:family="paragraph" style:parent-style-name="Section" style:master-page-name="">
      <style:paragraph-properties fo:keep-with-next="always"/>
    </style:style>
    <style:style style:name="P115" style:family="paragraph" style:parent-style-name="Section" style:master-page-name="">
      <style:paragraph-properties fo:padding="0cm" fo:border="none" fo:keep-with-next="always"/>
    </style:style>
    <style:style style:name="P116"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117" style:family="paragraph" style:parent-style-name="Table_20_Heading" style:master-page-name="">
      <style:paragraph-properties fo:margin-left="0cm" fo:margin-right="0cm" fo:text-align="start" style:justify-single-word="false" fo:text-indent="0cm"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18" style:family="paragraph" style:parent-style-name="Table_20_Heading" style:master-page-name="">
      <style:paragraph-properties fo:margin-left="0cm" fo:margin-right="0cm" fo:text-align="start" style:justify-single-word="false" fo:text-indent="0cm"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19" style:family="paragraph" style:parent-style-name="Table_20_Heading" style:master-page-name="">
      <style:paragraph-properties fo:margin-left="0cm" fo:margin-right="0cm" fo:text-align="start" style:justify-single-word="false" fo:text-indent="0cm"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20" style:family="paragraph" style:parent-style-name="Table_20_Heading" style:master-page-name="">
      <style:paragraph-properties fo:margin-left="0cm" fo:margin-right="0cm" fo:text-align="start" style:justify-single-word="false" fo:text-indent="0cm"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21" style:family="paragraph" style:parent-style-name="Table_20_Heading" style:master-page-name="">
      <style:paragraph-properties fo:margin-left="0cm" fo:margin-right="0cm" fo:text-align="start" style:justify-single-word="false" fo:text-indent="0cm"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22" style:family="paragraph" style:parent-style-name="Table_20_Heading" style:master-page-name="">
      <style:paragraph-properties fo:margin-left="0cm" fo:margin-right="0cm" fo:text-align="start" style:justify-single-word="false" fo:text-indent="0cm"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23" style:family="paragraph">
      <style:paragraph-properties fo:text-align="start"/>
      <style:text-properties fo:font-size="10pt"/>
    </style:style>
    <style:style style:name="P124" style:family="paragraph">
      <style:paragraph-properties fo:text-align="start"/>
    </style:style>
    <style:style style:name="P125"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background-color="transparent"/>
    </style:style>
    <style:style style:name="T6" style:family="text">
      <style:text-properties fo:font-weight="normal" style:font-weight-asian="normal" style:font-weight-complex="normal"/>
    </style:style>
    <style:style style:name="T7" style:family="text">
      <style:text-properties fo:font-size="10pt" style:font-size-asian="10pt" style:font-size-complex="10pt"/>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fo:font-weight="bold" fo:background-color="#ffffcc" style:font-weight-asian="bold" style:font-weight-complex="bold"/>
    </style:style>
    <style:style style:name="T13"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5" style:family="text">
      <style:text-properties fo:color="#ff0000"/>
    </style:style>
    <style:style style:name="T16" style:family="text">
      <style:text-properties fo:color="#ff0000" fo:font-weight="bold" style:font-weight-asian="bold" style:font-weight-complex="bold"/>
    </style:style>
    <style:style style:name="T17" style:family="text">
      <style:text-properties fo:color="#000000"/>
    </style:style>
    <style:style style:name="T18" style:family="text">
      <style:text-properties fo:color="#000080"/>
    </style:style>
    <style:style style:name="T19" style:family="text">
      <style:text-properties fo:color="#35556b"/>
    </style:style>
    <style:style style:name="T20" style:family="text">
      <style:text-properties fo:font-style="italic" style:font-style-asian="italic" style:font-style-complex="italic"/>
    </style:style>
    <style:style style:name="T21" style:family="text">
      <style:text-properties fo:language="en" fo:country="US"/>
    </style:style>
    <style:style style:name="T22" style:family="text">
      <style:text-properties style:font-name="Courier New"/>
    </style:style>
    <style:style style:name="T23" style:family="text">
      <style:text-properties style:font-name="Courier New" fo:language="en" fo:country="US"/>
    </style:style>
    <style:style style:name="T24" style:family="text">
      <style:text-properties style:font-name="Albany" fo:font-size="10pt"/>
    </style:style>
    <style:style style:name="T25" style:family="text">
      <style:text-properties style:font-name="Albany" fo:font-size="10pt" fo:background-color="transparent"/>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from-top" style:vertical-rel="paragraph" style:horizontal-pos="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fo:background-color="#ffffff"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5"><text:span text:style-name="T2">Template Owner:</text:span><text:span text:style-name="T1"><text:line-break/></text:span><text:span text:style-name="T6">Christian Jansen</text:span></text:p>
              </table:table-cell>
              <table:table-cell table:style-name="Table2.A1" office:value-type="string">
                <text:p text:style-name="Table_20_Contents"><text:span text:style-name="T2">Last Template Change:</text:span><text:span text:style-name="T1"><text:line-break/></text:span><text:span text:style-name="T7"><text:modification-date style:data-style-name="N75">19. Jun 2007</text:modification-date></text:span></text:p>
              </table:table-cell>
              <table:table-cell table:style-name="Table2.C1" office:value-type="string">
                <text:p text:style-name="Table_20_Contents"><text:span text:style-name="T2">Status of Template:</text:span><text:span text:style-name="T1"><text:line-break/></text:span><text:span text:style-name="T6">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6">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8">Specification authors, specification reviewers<text:line-break/>(</text:span><text:span text:style-name="T9">Development, Quality Assurance, User Experience &amp; Documentation</text:span><text:span text:style-name="T8">)</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32"/>
        <text:p text:style-name="P26">BEFORE YOU START:</text:p>
        <text:p text:style-name="P27"/>
        <text:p text:style-name="P26">First, make sure your Proxy Settings are set correctly.</text:p>
        <text:p text:style-name="P26">(Menu: Tools -&gt; Options -&gt; Internet-&gt; Proxy)</text:p>
        <text:p text:style-name="P26">Follow the guidelines described in the yellow boxes.</text:p>
        <text:p text:style-name="P26">SWITCH OFF HELP.<text:line-break/>(Menu : Specification Template -&gt; Hide Help)</text:p>
        <text:p text:style-name="P26"/>
        <text:p text:style-name="P28">The Specification Template Menu</text:p>
        <text:p text:style-name="P29">Is located right of the <text:span text:style-name="T11">Help</text:span> Menu. Use the Menu for:</text:p>
        <text:list text:style-name="L1">
          <text:list-item>
            <text:p text:style-name="P93">Adding UI-Elements to your specification</text:p>
          </text:list-item>
          <text:list-item>
            <text:p text:style-name="P93">Delete whole UI-Elemt descriptions</text:p>
          </text:list-item>
          <text:list-item>
            <text:p text:style-name="P93">Hide or show field shadings</text:p>
          </text:list-item>
          <text:list-item>
            <text:p text:style-name="P93">Switch Document Help ON or OFF</text:p>
          </text:list-item>
        </text:list>
      </text:section>
      <text:p text:style-name="P110"/>
      <text:p text:style-name="Software_20_Specification_20_Document">Software Specification Document</text:p>
      <text:p text:style-name="Standard"/>
      <text:p text:style-name="P10">OpenOffice.org</text:p>
      <text:p text:style-name="P9">Options Dialog for Extensions</text:p>
      <text:p text:style-name="P11"/>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2">Specification Status</text:p>
            </table:table-cell>
            <table:covered-table-cell/>
          </table:table-row>
        </table:table-header-rows>
        <table:table-row>
          <table:table-cell table:style-name="Table1.A2" office:value-type="string">
            <text:p text:style-name="P35">Last Change</text:p>
          </table:table-cell>
          <table:table-cell table:style-name="Table1.B2" office:value-type="string">
            <text:p text:style-name="Table_20_Contents"><text:modification-date style:data-style-name="N75">Jun 19, 2007</text:modification-date></text:p>
          </table:table-cell>
        </table:table-row>
        <table:table-row>
          <table:table-cell table:style-name="Table1.A3" office:value-type="string">
            <text:p text:style-name="P34">Status</text:p>
          </table:table-cell>
          <table:table-cell table:style-name="Table1.B3" office:value-type="string">
            <text:p text:style-name="Table_20_Contents"><draw:control text:anchor-type="as-char" svg:y="-0.252cm" draw:z-index="0" draw:style-name="gr1" draw:text-style-name="P123" svg:width="4.248cm" svg:height="0.503cm" draw:control="control1"/></text:p>
            <text:section text:style-name="Sect1" text:name="Status" text:display="none">
              <text:list text:style-name="L2">
                <text:list-item>
                  <text:p text:style-name="P111"><text:span text:style-name="T11">PRELIMINARY</text:span><text:line-break/>status is the initial conception of a specification.</text:p>
                </text:list-item>
                <text:list-item>
                  <text:p text:style-name="P111"><text:span text:style-name="T11">STANDARD</text:span><text:line-break/>A specification with status Standard is considered to be stable and has the approval of the i-Team.</text:p>
                </text:list-item>
                <text:list-item>
                  <text:p text:style-name="P111"><text:span text:style-name="T11">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31">An extension may require to be configured before it can be used reasonably or in order to adapt it to personal preferences. For example, a spell checker extension could be configured to use different sets of grammar rules, a clock extension could be configured to show twelve or twenty four hours, etc. Configuring the extension should be as easy as possible for the user. That is, a dialog should be used rather then some obscure configuration files which need to be edited. And, of course, this dialog should be easily <text:s/>accessible, that is, it needs to be found intuitively.</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2">Role</text:p>
          </table:table-cell>
          <table:table-cell table:style-name="Table3.A1" office:value-type="string">
            <text:p text:style-name="P22">First Name, Last Name, Initials</text:p>
          </table:table-cell>
          <table:table-cell table:style-name="Table3.A1" office:value-type="string">
            <text:p text:style-name="P22">E-Mail Address</text:p>
          </table:table-cell>
        </table:table-row>
        <table:table-row table:style-name="Table3.1">
          <table:table-cell table:style-name="Table3.A2" office:value-type="string">
            <text:p text:style-name="P34">I-Team Lead</text:p>
          </table:table-cell>
          <table:table-cell table:style-name="Table3.B2" office:value-type="string">
            <text:p text:style-name="Table_20_Contents">Joachim Lingner (JL)</text:p>
          </table:table-cell>
          <table:table-cell table:style-name="Table3.C2" office:value-type="string">
            <text:p text:style-name="Table_20_Contents">jl@openoffice.org</text:p>
          </table:table-cell>
        </table:table-row>
        <table:table-row table:style-name="Table3.1">
          <table:table-cell table:style-name="Table3.A2" office:value-type="string">
            <text:p text:style-name="P34">Specification Author</text:p>
          </table:table-cell>
          <table:table-cell table:style-name="Table3.B2" office:value-type="string">
            <text:p text:style-name="Table_20_Contents">Joachim Lingner (JL)</text:p>
          </table:table-cell>
          <table:table-cell table:style-name="Table3.C2" office:value-type="string">
            <text:p text:style-name="Table_20_Contents">jl@openoffice.org</text:p>
          </table:table-cell>
        </table:table-row>
        <table:table-row table:style-name="Table3.1">
          <table:table-cell table:style-name="Table3.A2" office:value-type="string">
            <text:p text:style-name="P34">User Experience</text:p>
          </table:table-cell>
          <table:table-cell table:style-name="Table3.B2" office:value-type="string">
            <text:p text:style-name="Table_20_Contents">Bettina Haberer (BH)</text:p>
          </table:table-cell>
          <table:table-cell table:style-name="Table3.C2" office:value-type="string">
            <text:p text:style-name="Table_20_Contents">bh@openoffice.org</text:p>
          </table:table-cell>
        </table:table-row>
        <table:table-row table:style-name="Table3.1">
          <table:table-cell table:style-name="Table3.A2" office:value-type="string">
            <text:p text:style-name="P34">Development</text:p>
          </table:table-cell>
          <table:table-cell table:style-name="Table3.B2" office:value-type="string">
            <text:p text:style-name="Table_20_Contents">Peter Burow (PB), Joachim Lingner (JL)</text:p>
          </table:table-cell>
          <table:table-cell table:style-name="Table3.C2" office:value-type="string">
            <text:p text:style-name="Table_20_Contents">jl@openoffice.org</text:p>
          </table:table-cell>
        </table:table-row>
        <table:table-row table:style-name="Table3.1">
          <table:table-cell table:style-name="Table3.A2" office:value-type="string">
            <text:p text:style-name="P34">Quality Assurance</text:p>
          </table:table-cell>
          <table:table-cell table:style-name="Table3.B2" office:value-type="string">
            <text:p text:style-name="Table_20_Contents">Jörg Skottke (JSK)</text:p>
          </table:table-cell>
          <table:table-cell table:style-name="Table3.C2" office:value-type="string">
            <text:p text:style-name="Table_20_Contents">jsk@openoffice.org</text:p>
          </table:table-cell>
        </table:table-row>
        <table:table-row table:style-name="Table3.1">
          <table:table-cell table:style-name="Table3.A2" office:value-type="string">
            <text:p text:style-name="P34">Documentation</text:p>
          </table:table-cell>
          <table:table-cell table:style-name="Table3.B2" office:value-type="string">
            <text:p text:style-name="Table_20_Contents">Uwe Fischer (UFI)</text:p>
          </table:table-cell>
          <table:table-cell table:style-name="Table3.C2" office:value-type="string">
            <text:p text:style-name="Table_20_Contents">ufi@openoffice.org</text:p>
          </table:table-cell>
        </table:table-row>
        <table:table-row table:style-name="Table3.1">
          <table:table-cell table:style-name="Table3.A2" office:value-type="string">
            <text:p text:style-name="P34">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3"/>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64"><text:tab/>Abstract<text:tab/>1</text:p>
          <text:p text:style-name="P64"><text:tab/>i-Team Members<text:tab/>1</text:p>
          <text:p text:style-name="P64"><text:tab/>References and Reference Documents<text:tab/>3</text:p>
          <text:p text:style-name="P64"><text:tab/>Acronyms and Abbreviations<text:tab/>3</text:p>
          <text:p text:style-name="P63"><text:span text:style-name="Table-Of-Contents-Number">1</text:span><text:tab/><text:a xlink:type="simple" xlink:href="#1.Detailed Specification|outline">Detailed Specification<text:tab/>4</text:a></text:p>
          <text:p text:style-name="P116"><text:span text:style-name="Table-Of--Contents-Number-Normal">1.1</text:span><text:tab/><text:a xlink:type="simple" xlink:href="#1.1.Abstract|outline">Abstract<text:tab/>4</text:a></text:p>
          <text:p text:style-name="P116"><text:span text:style-name="Table-Of--Contents-Number-Normal">1.2</text:span><text:tab/><text:a xlink:type="simple" xlink:href="#1.2.Option Pages|outline">Option Pages<text:tab/>4</text:a></text:p>
          <text:p text:style-name="P84"><text:span text:style-name="Table-Of--Contents-Number-Normal">1.2.1</text:span><text:tab/><text:a xlink:type="simple" xlink:href="#1.2.1.Format|outline">Format<text:tab/>4</text:a></text:p>
          <text:p text:style-name="P84"><text:span text:style-name="Table-Of--Contents-Number-Normal">1.2.2</text:span><text:tab/><text:a xlink:type="simple" xlink:href="#1.2.2.Content|outline">Content<text:tab/>4</text:a></text:p>
          <text:p text:style-name="P84"><text:span text:style-name="Table-Of--Contents-Number-Normal">1.2.3</text:span><text:tab/><text:a xlink:type="simple" xlink:href="#1.2.3.Size|outline">Size<text:tab/>4</text:a></text:p>
          <text:p text:style-name="P84"><text:span text:style-name="Table-Of--Contents-Number-Normal">1.2.4</text:span><text:tab/><text:a xlink:type="simple" xlink:href="#1.2.4.Packaging|outline">Packaging<text:tab/>4</text:a></text:p>
          <text:p text:style-name="P116"><text:span text:style-name="Table-Of--Contents-Number-Normal">1.3</text:span><text:tab/><text:a xlink:type="simple" xlink:href="#1.3.Invocation of the Options Dialog|outline">Invocation of the Options Dialog<text:tab/>4</text:a></text:p>
          <text:p text:style-name="P116"><text:span text:style-name="Table-Of--Contents-Number-Normal">1.4</text:span><text:tab/><text:a xlink:type="simple" xlink:href="#1.4.Options Dialog in the Extension Manager|outline">Options Dialog in the Extension Manager<text:tab/>5</text:a></text:p>
          <text:p text:style-name="P116"><text:span text:style-name="Table-Of--Contents-Number-Normal">1.5</text:span><text:tab/><text:a xlink:type="simple" xlink:href="#1.5.Options Dialog in OOo's Options Dialog|outline">Options Dialog in OOo's Options Dialog<text:tab/>6</text:a></text:p>
          <text:p text:style-name="P116"><text:span text:style-name="Table-Of--Contents-Number-Normal">1.6</text:span><text:tab/><text:a xlink:type="simple" xlink:href="#1.6.Content of Tree View |outline">Content of Tree View <text:tab/>7</text:a></text:p>
          <text:p text:style-name="P84"><text:span text:style-name="Table-Of--Contents-Number-Normal">1.6.1</text:span><text:tab/><text:a xlink:type="simple" xlink:href="#1.6.1.Modules|outline">Modules<text:tab/>7</text:a></text:p>
          <text:p text:style-name="P84"><text:span text:style-name="Table-Of--Contents-Number-Normal">1.6.2</text:span><text:tab/><text:a xlink:type="simple" xlink:href="#1.6.2.Nodes|outline">Nodes<text:tab/>7</text:a></text:p>
          <text:p text:style-name="P84"><text:span text:style-name="Table-Of--Contents-Number-Normal">1.6.3</text:span><text:tab/><text:a xlink:type="simple" xlink:href="#1.6.3.Leaves|outline">Leaves<text:tab/>7</text:a></text:p>
          <text:p text:style-name="P84"><text:span text:style-name="Table-Of--Contents-Number-Normal">1.6.4</text:span><text:tab/><text:a xlink:type="simple" xlink:href="#1.6.4.Identifiers |outline">Identifiers <text:tab/>8</text:a></text:p>
          <text:p text:style-name="P84"><text:span text:style-name="Table-Of--Contents-Number-Normal">1.6.5</text:span><text:tab/><text:a xlink:type="simple" xlink:href="#1.6.5.Removing Modules, Nodes and Leaves|outline">Removing Modules, Nodes and Leaves<text:tab/>8</text:a></text:p>
          <text:p text:style-name="P84"><text:span text:style-name="Table-Of--Contents-Number-Normal">1.6.6</text:span><text:tab/><text:a xlink:type="simple" xlink:href="#1.6.6.Order of Nodes and Leaves|outline">Order of Nodes and Leaves<text:tab/>8</text:a></text:p>
          <text:p text:style-name="P84"><text:span text:style-name="Table-Of--Contents-Number-Normal">1.6.7</text:span><text:tab/><text:a xlink:type="simple" xlink:href="#1.6.7.Relationship of Configuration Data|outline">Relationship of Configuration Data<text:tab/>10</text:a></text:p>
          <text:p text:style-name="P84"><text:span text:style-name="Table-Of--Contents-Number-Normal">1.6.8</text:span><text:tab/><text:a xlink:type="simple" xlink:href="#1.6.8.Options Dialog of Extension Manager|outline">Options Dialog of Extension Manager<text:tab/>10</text:a></text:p>
          <text:p text:style-name="P116"><text:span text:style-name="Table-Of--Contents-Number-Normal">1.7</text:span><text:tab/><text:a xlink:type="simple" xlink:href="#1.7.Publishing Information for the Options Dialog|outline">Publishing Information for the Options Dialog<text:tab/>12</text:a></text:p>
          <text:p text:style-name="P116"><text:span text:style-name="Table-Of--Contents-Number-Normal">1.8</text:span><text:tab/><text:a xlink:type="simple" xlink:href="#1.8.Event handler|outline">Event handler<text:tab/>12</text:a></text:p>
          <text:p text:style-name="P116"><text:span text:style-name="Table-Of--Contents-Number-Normal">1.9</text:span><text:tab/><text:a xlink:type="simple" xlink:href="#1.9.Initializing the options pane|outline">Initializing the options pane<text:tab/>13</text:a></text:p>
          <text:p text:style-name="P116"><text:span text:style-name="Table-Of--Contents-Number-Normal">1.10</text:span><text:tab/><text:a xlink:type="simple" xlink:href="#1.10.Synchronizing Option Panes|outline">Synchronizing Option Panes<text:tab/>13</text:a></text:p>
          <text:p text:style-name="P116"><text:span text:style-name="Table-Of--Contents-Number-Normal">1.11</text:span><text:tab/><text:a xlink:type="simple" xlink:href="#1.11.Using OOo's Registry for Options Data|outline">Using OOo's Registry for Options Data<text:tab/>13</text:a></text:p>
          <text:p text:style-name="P84"><text:span text:style-name="Table-Of--Contents-Number-Normal">1.11.1</text:span><text:tab/><text:a xlink:type="simple" xlink:href="#1.11.1.Shared Extension|outline">Shared Extension<text:tab/>13</text:a></text:p>
          <text:p text:style-name="P84"><text:span text:style-name="Table-Of--Contents-Number-Normal">1.11.2</text:span><text:tab/><text:a xlink:type="simple" xlink:href="#1.11.2.Reusing Data after Update|outline">Reusing Data after Update<text:tab/>13</text:a></text:p>
          <text:p text:style-name="P116"><text:span text:style-name="Table-Of--Contents-Number-Normal">1.12</text:span><text:tab/><text:a xlink:type="simple" xlink:href="#1.12.Extension does not use the Configuration|outline">Extension does not use the Configuration<text:tab/>14</text:a></text:p>
          <text:p text:style-name="P116"><text:span text:style-name="Table-Of--Contents-Number-Normal">1.13</text:span><text:tab/><text:a xlink:type="simple" xlink:href="#1.13.The Same Extension Installed as Shared and User Extension|outline">The Same Extension Installed as Shared and User Extension<text:tab/>14</text:a></text:p>
          <text:p text:style-name="P116"><text:span text:style-name="Table-Of--Contents-Number-Normal">1.14</text:span><text:tab/><text:a xlink:type="simple" xlink:href="#1.14.Mandatory Options Settings|outline">Mandatory Options Settings<text:tab/>14</text:a></text:p>
          <text:p text:style-name="P116"><text:span text:style-name="Table-Of--Contents-Number-Normal">1.15</text:span><text:tab/><text:a xlink:type="simple" xlink:href="#1.15.Help|outline">Help<text:tab/>14</text:a></text:p>
          <text:p text:style-name="P63"><text:span text:style-name="Table-Of-Contents-Number">2</text:span><text:tab/><text:a xlink:type="simple" xlink:href="#2.Migration|outline">Migration<text:tab/>14</text:a></text:p>
          <text:p text:style-name="P63"><text:span text:style-name="Table-Of-Contents-Number">3</text:span><text:tab/><text:a xlink:type="simple" xlink:href="#3.Configuration|outline">Configuration<text:tab/>15</text:a></text:p>
          <text:p text:style-name="P116"><text:span text:style-name="Table-Of--Contents-Number-Normal">3.1</text:span><text:tab/><text:a xlink:type="simple" xlink:href="#3.1.Defining Modules, Nodes and Leaves|outline">Defining Modules, Nodes and Leaves<text:tab/>15</text:a></text:p>
          <text:p text:style-name="P63"><text:span text:style-name="Table-Of-Contents-Number">4</text:span><text:tab/><text:a xlink:type="simple" xlink:href="#4.File Format|outline">File Format<text:tab/>15</text:a></text:p>
          <text:p text:style-name="P63"><text:span text:style-name="Table-Of-Contents-Number">5</text:span><text:tab/><text:a xlink:type="simple" xlink:href="#5.Open Issues|outline">Open Issues<text:tab/>15</text:a></text:p>
          <text:p text:style-name="P116"><text:span text:style-name="Table-Of--Contents-Number-Normal">5.1</text:span><text:tab/><text:a xlink:type="simple" xlink:href="#5.1.Modification of Settings for All Users (Shared Extensions)|outline">Modification of Settings for All Users (Shared Extensions)<text:tab/>15</text:a></text:p>
          <text:p text:style-name="P116"><text:span text:style-name="Table-Of--Contents-Number-Normal">5.2</text:span><text:tab/><text:a xlink:type="simple" xlink:href="#5.2.Reusing Configuration Data|outline">Reusing Configuration Data<text:tab/>15</text:a></text:p>
          <text:p text:style-name="P116"><text:span text:style-name="Table-Of--Contents-Number-Normal">5.3</text:span><text:tab/><text:a xlink:type="simple" xlink:href="#5.3.Removing Nodes and Modules in OOo|outline">Removing Nodes and Modules in OOo<text:tab/>16</text:a></text:p>
          <text:p text:style-name="P116"><text:span text:style-name="Table-Of--Contents-Number-Normal">5.4</text:span><text:tab/><text:a xlink:type="simple" xlink:href="#5.4.Migration of Current Options Pages|outline">Migration of Current Options Pages<text:tab/>16</text:a></text:p>
          <text:p text:style-name="P64"><text:tab/>Document Change History<text:tab/>16</text:p>
        </text:index-body>
      </text:table-of-content>
      <text:p text:style-name="P28"/>
      <text:p text:style-name="P4">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0"><draw:frame draw:style-name="fr6"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2">Reference Document</text:p>
          </table:table-cell>
          <table:table-cell table:style-name="Table12.B1" office:value-type="string">
            <text:p text:style-name="P22">Check</text:p>
          </table:table-cell>
          <table:table-cell table:style-name="Table12.A1" office:value-type="string">
            <text:p text:style-name="P22">Location (URL)</text:p>
          </table:table-cell>
        </table:table-row>
        <table:table-row table:style-name="Table12.2">
          <table:table-cell table:style-name="Table12.A2" office:value-type="string">
            <text:p text:style-name="Table_20_Contents"><text:span text:style-name="T10"><draw:frame draw:style-name="fr6" draw:name="graphics2" text:anchor-type="as-char" svg:width="0.422cm" svg:height="0.369cm" draw:z-index="19"><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4">Specification Process Entry Check</text:span></text:a></text:p>
          </table:table-cell>
          <table:table-cell table:style-name="Table12.B2" office:value-type="string">
            <text:p text:style-name="P37"><draw:control text:anchor-type="as-char" draw:z-index="1" draw:style-name="gr2" draw:text-style-name="P124"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34"><draw:rect text:anchor-type="as-char" draw:z-index="2" draw:style-name="gr3" draw:text-style-name="P125" svg:width="0.421cm" svg:height="0.371cm"><text:p/></draw:rect>Product Requirement, RFE, issue <text:span text:style-name="T15">[Required]</text:span></text:p>
          </table:table-cell>
          <table:table-cell table:style-name="Table12.B2" office:value-type="string">
            <text:p text:style-name="P37"><draw:control text:anchor-type="as-char" draw:z-index="3" draw:style-name="gr2" draw:text-style-name="P124" svg:width="2.601cm" svg:height="0.451cm" draw:control="control3"/></text:p>
          </table:table-cell>
          <table:table-cell table:style-name="Table12.C2" office:value-type="string">
            <text:p text:style-name="Table_20_Contents">https://so-web.germany.sun.com/iBIS/servlet/edit.ControlPanel?tid=i75869</text:p>
          </table:table-cell>
        </table:table-row>
        <table:table-row table:style-name="Table12.2">
          <table:table-cell table:style-name="Table12.A2" office:value-type="string">
            <text:p text:style-name="Table_20_Contents"><draw:frame draw:style-name="fr6" draw:name="graphics6" text:anchor-type="as-char" svg:width="0.422cm" svg:height="0.369cm" draw:z-index="20"><draw:image xlink:href="Pictures/10000200000000100000000E0D4E38E3.gif" xlink:type="simple" xlink:show="embed" xlink:actuate="onLoad"/></draw:frame><text:span text:style-name="T6">Product Concept Document</text:span></text:p>
          </table:table-cell>
          <table:table-cell table:style-name="Table12.B2" office:value-type="string">
            <text:p text:style-name="P37"><draw:control text:anchor-type="as-char" draw:z-index="4" draw:style-name="gr2" draw:text-style-name="P124"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8"><draw:frame draw:style-name="fr6" draw:name="graphics7" text:anchor-type="as-char" svg:width="0.422cm" svg:height="0.369cm" draw:z-index="21"><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9">Competitive Analysis</text:span></text:a></text:p>
          </table:table-cell>
          <table:table-cell table:style-name="Table12.B2" office:value-type="string">
            <text:p text:style-name="P37"><draw:control text:anchor-type="as-char" draw:z-index="5" draw:style-name="gr2" draw:text-style-name="P124"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125" svg:width="0.421cm" svg:height="0.371cm"><text:p/></draw:rect>IDL Specification</text:p>
          </table:table-cell>
          <table:table-cell table:style-name="Table12.B2" office:value-type="string">
            <text:p text:style-name="P12"><draw:control text:anchor-type="as-char" draw:z-index="7" draw:style-name="gr2" draw:text-style-name="P124"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125" svg:width="0.421cm" svg:height="0.371cm"><text:p/></draw:rect><text:span text:style-name="T11">Test Case Specification</text:span> <text:span text:style-name="T15">[</text:span><text:span text:style-name="T16">Required]</text:span></text:p>
          </table:table-cell>
          <table:table-cell table:style-name="Table12.B2" office:value-type="string">
            <text:p text:style-name="P37"><draw:control text:anchor-type="as-char" draw:z-index="9" draw:style-name="gr2" draw:text-style-name="P124" svg:width="2.601cm" svg:height="0.451cm" draw:control="control7"/></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8"><draw:frame draw:style-name="fr6" draw:name="graphics9" text:anchor-type="as-char" svg:width="0.422cm" svg:height="0.369cm" draw:z-index="22"><draw:image xlink:href="Pictures/10000200000000100000000E0D4E38E3.gif" xlink:type="simple" xlink:show="embed" xlink:actuate="onLoad"/></draw:frame></text:span><text:a xlink:type="simple" xlink:href="http://wiki.services.openoffice.org/wiki/The_Three_Golden_Rules_for_Writing_OpenOffice.org_Specifications"><text:span text:style-name="T9">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2">Acronym / Abbreviation</text:p>
            </table:table-cell>
            <table:table-cell table:style-name="Table11.A1" office:value-type="string">
              <text:p text:style-name="P22">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85" text:outline-level="1">Detailed Specification</text:h>
      <text:h text:style-name="Heading_20_2" text:outline-level="2">Abstract</text:h>
      <text:p text:style-name="Text_20_body">Future extensions shall be able to integrate own options pages into the options dialog. <text:s/>An options page is similar to a dialog but is lacking the title bar and border so that <text:s/>it can be shown in a parent window, which is the option dialog. The options dialog can also be started from the Extension Manager, in which case it shows only the options pages of the selected extension.</text:p>
      <text:h text:style-name="Heading_20_2" text:outline-level="2">Option Pages</text:h>
      <text:h text:style-name="Heading_20_3" text:outline-level="3">Format</text:h>
      <text:p text:style-name="Text_20_body">Option pages have to be provided as XDL files together with the corresponding property files. These files <text:s/>are <text:s/>created with OOo's dialog editor. How this is done is part of the specification for the dialog editor. These files are then used by the com.sun.star.awt.ContainerWindowProvider service, to create an AWT dialog. </text:p>
      <text:h text:style-name="Heading_20_3" text:outline-level="3">Content</text:h>
      <text:p text:style-name="Text_20_body">The option pages must be suitable for embedding. That is, they may not have a title bar and border. This must be defined at design time in the dialog editor (refer to the dialog editor specification for details). They <text:s/>may also not have the “OK”, “CANCEL”, “HELP”, or “Back” buttons. These buttons are already part of OOo's options dialog and the options dialog created by the Extension Manager.</text:p>
      <text:h text:style-name="Heading_20_3" text:outline-level="3">Size</text:h>
      <text:p text:style-name="Text_20_body">The page size should have the same size as <text:span text:style-name="T24">the</text:span> viewing area for the options pages in the options dialog. <text:s/>The options dialog will not adapt itself to different sizes.</text:p>
      <text:p text:style-name="P18"/>
      <text:h text:style-name="Heading_20_3" text:outline-level="3">Packaging</text:h>
      <text:p text:style-name="Text_20_body">The option page files (.xdl + .properties) <text:s/>can be contained anywhere within the extensions, with the exception of META-INF. Also the properties files which belong to an options page must reside in the same directory as this options page. The URL of the .xdl file <text:s text:c="2"/>must be contained in the xcu files which register the options pages in OOo. The URL has the form %origin% + relative path. For example, if the relative path starting from the root directory of the extensions is options/leaf1. Then one provides </text:p>
      <text:p text:style-name="Text_20_body">%origin%/options/leaf1</text:p>
      <text:p text:style-name="Text_20_body">as URL. </text:p>
      <text:h text:style-name="Heading_20_2" text:outline-level="2">Invocation of the Options Dialog</text:h>
      <text:p text:style-name="Text_20_body">In the Extension Manager dialog, the options dialog can be started through the context menu of an extension. It can also be started by selecting an extension and then press the “Options” button.</text:p>
      <text:p text:style-name="Text_20_body"><draw:frame draw:style-name="fr1" draw:name="Frame5" text:anchor-type="as-char" svg:width="16.133cm" draw:z-index="23"><draw:text-box fo:min-height="9.931cm"><text:p text:style-name="Figure"><draw:frame draw:style-name="fr7" draw:name="graphics4" text:anchor-type="paragraph" svg:x="0cm" svg:y="-0.21cm" svg:width="16.133cm" style:rel-width="100%" svg:height="9.28cm" style:rel-height="scale" draw:z-index="24"><draw:image xlink:href="Pictures/2000007A00003F0500002442AB6DF07A.svm" xlink:type="simple" xlink:show="embed" xlink:actuate="onLoad"/></draw:frame>Figure <text:sequence text:ref-name="refFigure0" text:name="Figure" text:formula="ooow:Figure+1" style:num-format="1">1</text:sequence>: The entry points to open the options dialog of extensions.</text:p></draw:text-box></draw:frame></text:p>
      <text:p text:style-name="P18"/>
      <text:p text:style-name="P19"/>
      <text:p text:style-name="P16">String list</text:p>
      <text:p text:style-name="P18"/>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17">Item</text:p>
            </table:table-cell>
            <table:table-cell table:style-name="Table16.A1" office:value-type="string">
              <text:p text:style-name="P117">English</text:p>
            </table:table-cell>
            <table:table-cell table:style-name="Table16.A1" office:value-type="string">
              <text:p text:style-name="P117">German</text:p>
            </table:table-cell>
          </table:table-row>
        </table:table-header-rows>
        <table:table-row>
          <table:table-cell table:style-name="Table16.A2" office:value-type="string">
            <text:p text:style-name="P36">Context menu entry</text:p>
          </table:table-cell>
          <table:table-cell table:style-name="Table16.B2" office:value-type="string">
            <text:p text:style-name="P58">~Options...</text:p>
          </table:table-cell>
          <table:table-cell table:style-name="Table16.B2" office:value-type="string">
            <text:p text:style-name="P73">~Optionen...</text:p>
          </table:table-cell>
        </table:table-row>
        <table:table-row>
          <table:table-cell table:style-name="Table16.A3" office:value-type="string">
            <text:p text:style-name="P36">Button</text:p>
          </table:table-cell>
          <table:table-cell table:style-name="Table16.B3" office:value-type="string">
            <text:p text:style-name="P58">~Options...</text:p>
          </table:table-cell>
          <table:table-cell table:style-name="Table16.B3" office:value-type="string">
            <text:p text:style-name="P73">~Optionen...</text:p>
          </table:table-cell>
        </table:table-row>
      </table:table>
      <text:p text:style-name="P15"/>
      <text:p text:style-name="Text_20_body">When an extension does not provide options pages then there will not be a “Options” <text:s/>entry in the context menu and the button “Options” will be disabled.</text:p>
      <text:p text:style-name="Text_20_body">The OOo options dialog is invoked as always. </text:p>
      <text:h text:style-name="Heading_20_2" text:outline-level="2">Options Dialog in the Extension Manager</text:h>
      <text:p text:style-name="Text_20_body">The options dialog in the Extension Manager is only invoked for exactly one extension. That is, only options pages provided by this extension are shown in the dialog. The exception are options pages for nodes. See chapter <text:reference-ref text:reference-format="chapter" text:ref-name="Tree_Nodes">1.6.2</text:reference-ref> for details. For example, if an options page shall be displayed under a already existing node, such as “OpenOffice.org Writer”.</text:p>
      <text:p text:style-name="Text_20_body">The options dialog is a modal dialog and has the same layout as OOo's options dialog. The title should contain the display name of the extension. An icon is not displayed.</text:p>
      <text:p text:style-name="P20">The title of the options dialog begins with the fixed string 'Options' followed by a blank, a hyphen and a further blank. Then the display name of the extensions follows. If a leaf exists, it's display name will get displayed in <text:span text:style-name="T24">the</text:span> title too, separated by blank, hyphen and blank from the extension name.</text:p>
      <text:p text:style-name="P20"/>
      <text:p text:style-name="P20">String List</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117">Item</text:p>
            </table:table-cell>
            <table:table-cell table:style-name="Table18.A1" office:value-type="string">
              <text:p text:style-name="P117">English</text:p>
            </table:table-cell>
            <table:table-cell table:style-name="Table18.A1" office:value-type="string">
              <text:p text:style-name="P117">German</text:p>
            </table:table-cell>
          </table:table-row>
        </table:table-header-rows>
        <table:table-row>
          <table:table-cell table:style-name="Table18.A2" office:value-type="string">
            <text:p text:style-name="P36">Title entry</text:p>
          </table:table-cell>
          <table:table-cell table:style-name="Table18.B2" office:value-type="string">
            <text:p text:style-name="P58">Options</text:p>
          </table:table-cell>
          <table:table-cell table:style-name="Table18.B2" office:value-type="string">
            <text:p text:style-name="P73">Optionen</text:p>
          </table:table-cell>
        </table:table-row>
        <table:table-row>
          <table:table-cell table:style-name="Table18.A3" office:value-type="string">
            <text:p text:style-name="P36">Extension name</text:p>
          </table:table-cell>
          <table:table-cell table:style-name="Table18.B3" office:value-type="string">
            <text:p text:style-name="P58">%Name%</text:p>
          </table:table-cell>
          <table:table-cell table:style-name="Table18.B3" office:value-type="string">
            <text:p text:style-name="P73">Platzhalter, muss nicht übersetzt werden.</text:p>
          </table:table-cell>
        </table:table-row>
        <table:table-row>
          <table:table-cell table:style-name="Table18.A3" office:value-type="string">
            <text:p text:style-name="P36">Extension leaf</text:p>
          </table:table-cell>
          <table:table-cell table:style-name="Table18.B3" office:value-type="string">
            <text:p text:style-name="P58">%Leaf%</text:p>
          </table:table-cell>
          <table:table-cell table:style-name="Table18.B3" office:value-type="string">
            <text:p text:style-name="P73">Platzhalter, muss nicht übersetzt werden.</text:p>
          </table:table-cell>
        </table:table-row>
      </table:table>
      <text:p text:style-name="P17"/>
      <text:p text:style-name="P20"><text:span text:style-name="T5">On the left side is a tree list which shows one or more nodes which can be expanded. </text:span><text:span text:style-name="T5">For more information see chapter </text:span><text:span text:style-name="T5"><text:reference-ref text:reference-format="chapter" text:ref-name="Content_of_tree_view">1.6</text:reference-ref></text:span><text:span text:style-name="T5">.</text:span></text:p>
      <text:p text:style-name="P20"><text:span text:style-name="T5">The options pages are positioned at the upper left corner of the “</text:span><text:span text:style-name="T5">viewing area of the option</text:span>s pages”, which is the visible area that is available for displaying an options page. </text:p>
      <text:p text:style-name="P20">The options dialog has a fixed size. <text:span text:style-name="T5">The options pages should have a size which fits exactly in the viewing area of the options dialog. If they are too small then empty space is displayed. If they are too large then they are cropped.</text:span></text:p>
      <text:p text:style-name="P20">The position of the dialog is made persistent. All extensions share this position. For example: the options dialog for extension A <text:s/>was closed when it was located at a particular position. Then the options dialog for extension B is invoked and shows up at the same position where it was when it was closed before.</text:p>
      <text:p text:style-name="P20">Also the last selected entry is remembered until the office terminates. This information is stored for every single extension that provides options pages. When the user reopens the options dialog for the same extension then the previously selected entry is selected. That is, if this item was a leaf node, then the respective top-level node is expanded, so that the selected entry is shown.</text:p>
      <text:p text:style-name="P18"><draw:frame draw:style-name="fr1" draw:name="Frame7" text:anchor-type="as-char" svg:width="17.267cm" draw:z-index="25"><draw:text-box fo:min-height="9.83cm"><text:p text:style-name="Figure"><draw:frame draw:style-name="fr7" draw:name="graphics8" text:anchor-type="paragraph" svg:x="0.004cm" svg:y="0.002cm" svg:width="17.267cm" style:rel-width="100%" svg:height="9.83cm" style:rel-height="scale" draw:z-index="26"><draw:image xlink:href="Pictures/200000B200004C4D00002B729C4E604E.svm" xlink:type="simple" xlink:show="embed" xlink:actuate="onLoad"/></draw:frame>Figure <text:sequence text:ref-name="refFigure1" text:name="Figure" text:formula="ooow:Figure+1" style:num-format="1">2</text:sequence>: The options dialog for extensions.</text:p></draw:text-box></draw:frame></text:p>
      <text:h text:style-name="Heading_20_2" text:outline-level="2">Options Dialog in OOo's Options Dialog</text:h>
      <text:p text:style-name="Text_20_body">The options dialog remains the same, except that there may be additional top-level nodes or entries under existing nodes which have been added by extensions</text:p>
      <text:h text:style-name="Heading_20_2" text:outline-level="2"><text:reference-mark text:name="Content_of_tree_view"/>Content of Tree View </text:h>
      <text:p text:style-name="Text_20_body">The elements which make up the data behind the tree view, such as modules, nodes, leaves ,etc., are all defined in the configuration.</text:p>
      <text:h text:style-name="Heading_20_3" text:outline-level="3">Modules</text:h>
      <text:p text:style-name="Text_20_body">Which <text:s/>nodes are displayed depends on the module for which the options dialog was invoked or, in other words, from which application it was started.<text:span text:style-name="T5"> <text:s/>A module “knows” which nodes belong to it and only those are displayed. <text:s/>An options dialog is started on behalf of exactly one module. The module itself is not displayed. Typically the application has a window and in its menu bar there is an entry to invoke the options dialog. For example, when one opens a writer and a spreadsheet document from the backing window, then two windows are open where each one provides for opening the options dialog by way of the Tools | Options ... menu entry. The content of the tree view is not completely the same because the module is different.</text:span></text:p>
      <text:p text:style-name="P20">The list of modules is not fixed but can be expanded. For example, an extension could provide a new “application” and define a new module for it. </text:p>
      <text:h text:style-name="Heading_20_3" text:outline-level="3"><text:reference-mark text:name="Tree_Nodes"/>Nodes</text:h>
      <text:p text:style-name="Text_20_body">There are two types of entries in the tree view, such that can be expanded, let's call them “node”, and such that cannot be expanded, which we will call “leaf”. The entries which are visible when no node has been expanded must be all nodes. All entries below a node must be leaves.</text:p>
      <text:p text:style-name="Text_20_body">A node, <text:s/>has a human readable localized name and has at least one leaf.</text:p>
      <text:p text:style-name="P20">Every node has <text:s/>an options page which is displayed when the node is selected. This options page may not take user input. It is intended to convey information about this node. <text:span text:style-name="T5">In other words, the same node can appear in the options dialogs of different applications. </text:span></text:p>
      <text:p text:style-name="P20">A node is only displayed if it <text:s/>is assigned to a module which is the same as the <text:s/>module on which behalf the options dialog was started. A node may be assigned to one or many modules.</text:p>
      <text:p text:style-name="P20">The list of nodes can be extended by new nodes. For example, extension may define new nodes.</text:p>
      <text:p text:style-name="P20"/>
      <text:p text:style-name="P20"/>
      <text:p text:style-name="P20"/>
      <text:p text:style-name="P56">Note: Currently there are some <text:s/>product nodes (StarOffice, OpenOffice.org) which are related to a particular product. For example OpenOffice.org, OpenOffice.org Writer, etc. These names are created at runtime and the static node name only contains the place holder %PRODUCTNAME. <text:s/>To avoid further complexity we will not provide general mechanism to have alias nodes dependent on a “product context”. </text:p>
      <text:h text:style-name="Heading_20_3" text:outline-level="3">Leaves</text:h>
      <text:p text:style-name="Text_20_body">A leaf has a human readable, localized name. Every leaf has exactly one options page and is assigned to exactly one node. A leaf <text:s/>cannot have children. </text:p>
      <text:p text:style-name="Text_20_body">Leaves also have a unique identifier (chapter <text:reference-ref text:reference-format="chapter" text:ref-name="Identifier">1.6.4</text:reference-ref>).Leaves also have a unique identifier (chapter <text:reference-ref text:reference-format="chapter" text:ref-name="Identifier">1.6.4</text:reference-ref>).</text:p>
      <text:p text:style-name="Text_20_body">Leaves can be added , for example by extensions. They can be assigned to already existing nodes or nodes which have been added by the same extension.</text:p>
      <text:p text:style-name="Text_20_body"/>
      <text:p text:style-name="P20"/>
      <text:h text:style-name="Heading_20_3" text:outline-level="3"><text:reference-mark text:name="Identifier"/>Identifiers </text:h>
      <text:p text:style-name="Text_20_body">Modules, nodes, and leaves have an unique identifier. These are used as values for the oor:name attributes of a node element in the xcu file. Other identifiers are used as property values in the xcu files. All these identifiers have to comply to the requirements for node names and value elements off <text:s/>the OOo registry.</text:p>
      <text:p text:style-name="Text_20_body">To ensure uniqueness, we recommend to form the strings similar to this schema:</text:p>
      <text:p text:style-name="Text_20_body">reversed_domainname.company.product.nodename.leafname.</text:p>
      <text:p text:style-name="Text_20_body">For example:</text:p>
      <text:p text:style-name="Text_20_body">com.mycompany.myextension.mynode.leaf1</text:p>
      <text:p text:style-name="Text_20_body">For UTF8 identifier we determine: <text:span text:style-name="T25">Identifier identity is element-by-element identity of the sequences of Unicode scalar values (no case folding, no normalization, etc.).</text:span></text:p>
      <text:h text:style-name="Heading_20_3" text:outline-level="3"><text:reference-mark text:name="Removing_contexts_nodes"/>Removing Modules, Nodes and Leaves</text:h>
      <text:p text:style-name="Text_20_body">Because modules, nodes and leaves can be provided by different parties (including OOo) which also could reuse existing modules and nodes one has to take care when removing them in order to not corrupting the data. It follow special use cases and the solution.</text:p>
      <text:list text:style-name="L3">
        <text:list-item>
          <text:p text:style-name="P65">An extension defines a new node. Another extension may use this node to <text:span text:style-name="T24">accommodate</text:span> its own leaves. Now the first extension is uninstalled along with its configuration data including the definition for the node. Then the leaves of the other extension refer to a non – existing node.<text:line-break/><text:line-break/>Solution: Currently nodes defined by an extension may not be assigned to modules of another extension and leaves provided by an extension may not be assigned <text:s/>to nodes which have been defined by another <text:s/>extension. This rule may be revoked when extensions can define dependencies to other dependencies.</text:p>
        </text:list-item>
        <text:list-item>
          <text:p text:style-name="P65">An extension defines a new node. OOo assigns leaves to this node. If the extension is uninstalled then there is no relation between the node and the <text:s/>leaves anymore.<text:line-break/><text:line-break/>Solution: Nodes defined by OOo may not be assigned to modules <text:s/>defined by extensions and leaves defined by OOo may not be assigned to nodes which have been defined by extensions.</text:p>
        </text:list-item>
        <text:list-item>
          <text:p text:style-name="P65">OOo defines a new node. Extension may provide leaves which are assigned to this node. In a later version of OOo the node would <text:s/>be removed. Then there is no relation between the node and the leaves anymore.<text:line-break/><text:line-break/>Solution: Open issue. This is a very rare case. It is up to the implementation to handle this gracefully.</text:p>
        </text:list-item>
        <text:list-item>
          <text:p text:style-name="P65">An extension uses a node of OOo but when it is installed this version of OOo does not provide this node.<text:line-break/><text:line-break/>Solution: Open issue. This is a very rare case. It is up to the implementation to handle this gracefully.</text:p>
        </text:list-item>
        <text:list-item>
          <text:p text:style-name="P65">Configuration data has been added through the Extension Manager which defines a new node. The configuration was contained in single xcu and xcs files, that is, the data was not part of an extension. The node could then be used by OOo or other extensions. If the configuration data would be removed later if would leave behind leaves referencing <text:s/>a non – existing node.<text:line-break/><text:line-break/>Solution: Modules and nodes may not be defined by configuration data which has been added as single files by <text:span text:style-name="T24">the</text:span> Extension Manager. Those files must be put into extensions. Then the solution for #1applies.</text:p>
        </text:list-item>
      </text:list>
      <text:h text:style-name="Heading_20_3" text:outline-level="3">Order of Nodes and Leaves</text:h>
      <text:p text:style-name="Text_20_body">When one provides a definition for a node together with definitions for leaves then one would like to determine the order of the leaves. Similarly this is valid for modules and nodes. This can be achieved by using indices for <text:s/>nodes and leaves. Because extensions can add nodes and leaves to already existing modules and nodes, it could happen that <text:s/>the same index is used multiple times. To prevent this, we determine that the index used by nodes and leaves, which are added to an existing module or node, applies only within this group of nodes or leaves. That is, the elements of the group are ordered according to the index but the absolute position cannot be determined. Therefore the index used by a group does not interfere <text:s/>with the index used by modules and nodes.</text:p>
      <text:p text:style-name="Text_20_body"/>
      <text:p text:style-name="Text_20_body"><text:s/>For example:</text:p>
      <text:p text:style-name="Text_20_body"/>
      <text:p text:style-name="Text_20_body"><draw:frame draw:style-name="fr8" draw:name="Object3" text:anchor-type="paragraph" svg:x="0.062cm" svg:y="0.404cm" svg:width="16.297cm" svg:height="5.779cm" draw:z-index="10"><draw:object xlink:href="./Object 3" xlink:type="simple" xlink:show="embed" xlink:actuate="onLoad"/><draw:image xlink:href="./ObjectReplacements/Object 3" xlink:type="simple" xlink:show="embed" xlink:actuate="onLoad"/></draw:frame></text:p>
      <text:p text:style-name="Text_20_body">The illustration shows that it can be determined that Leaf 1 of Extension A and Leaf 2 of Extensions A are grouped together and in this order but the extensions cannot <text:s/>determine if the leaves of extension B show up before or after those of extension A.</text:p>
      <text:p text:style-name="Text_20_body">Using indices shall be optional.</text:p>
      <text:p text:style-name="P20"/>
      <text:h text:style-name="Heading_20_3" text:outline-level="3"><draw:frame draw:style-name="fr2" draw:name="Frame2" text:anchor-type="paragraph" svg:y="0.543cm" svg:width="18.999cm" draw:z-index="11"><draw:text-box fo:min-height="9.89cm"><text:p text:style-name="P57"><draw:frame draw:style-name="fr9" draw:name="Object4" text:anchor-type="paragraph" svg:x="-1.787cm" svg:y="0.21cm" svg:width="18.787cm" style:rel-width="100%" svg:height="8.49cm" style:rel-height="scale" draw:z-index="12"><draw:object xlink:href="./Object 4" xlink:type="simple" xlink:show="embed" xlink:actuate="onLoad"/><draw:image xlink:href="./ObjectReplacements/Object 4" xlink:type="simple" xlink:show="embed" xlink:actuate="onLoad"/></draw:frame>Illustration <text:sequence text:ref-name="refIllustration0" text:name="Illustration" text:formula="ooow:Illustration+1" style:num-format="1">1</text:sequence>: Relationship of Configuration Data</text:p></draw:text-box></draw:frame>Relationship of Configuration Data</text:h>
      <text:p text:style-name="Text_20_body"/>
      <text:h text:style-name="Heading_20_3" text:outline-level="3">Options Dialog of Extension Manager</text:h>
      <text:p text:style-name="P7">In the Extension Manager the options dialog can be invoked on behalf of an extensions. That is, the options dialog shows only options pages provided by <text:span text:style-name="T24">the</text:span> respective extension. If the options pages uses a node which has not been defined by the same extension then this node and the corresponding options page are displayed as well. For example, if an extension provides an options page which will be shown under OpenOffice.org Writer then this node is also displayed when the options dialog was invoked from the Extension Manager.<text:span text:style-name="T5">”</text:span></text:p>
      <text:p text:style-name="P8">Contrary to OOo's options dialog the module is not used. That is, all nodes are displayed no matter what the module is. This includes also nodes which refer to applications which are in a separate module but which are currently not installed.</text:p>
      <text:p text:style-name="P8">A node can be part of different modules. Then these nodes are displayed only once. For example, an extension defines two modules, module1 an module2, and three nodes which relate to these modules. The following illustration shows the relationship:</text:p>
      <text:p text:style-name="P8"/>
      <text:p text:style-name="P8"><draw:frame draw:style-name="fr3" draw:name="Frame3" text:anchor-type="paragraph" svg:x="0.002cm" svg:y="0cm" svg:width="10.188cm" draw:z-index="13"><draw:text-box fo:min-height="10.873cm"><text:p text:style-name="Illustration"><draw:frame draw:style-name="fr9" draw:name="Object1" text:anchor-type="paragraph" svg:x="-0.004cm" svg:y="0.206cm" svg:width="10.188cm" style:rel-width="100%" svg:height="9.659cm" style:rel-height="scale" draw:z-index="14"><draw:object xlink:href="./Object 1" xlink:type="simple" xlink:show="embed" xlink:actuate="onLoad"/><draw:image xlink:href="./ObjectReplacements/Object 1" xlink:type="simple" xlink:show="embed" xlink:actuate="onLoad"/></draw:frame>Illustration <text:sequence text:ref-name="refIllustration1" text:name="Illustration" text:formula="ooow:Illustration+1" style:num-format="1">2</text:sequence>: Example: Two modules <text:s/>sharing nodes</text:p></draw:text-box></draw:frame></text:p>
      <text:p text:style-name="P8">The next illustrations shows how the nodes could be displayed. Because it is not defined which nodes of which module are displayed first, different representations are possible.</text:p>
      <text:p text:style-name="P8"><draw:frame draw:style-name="fr4" draw:name="Frame4" text:anchor-type="paragraph" svg:x="-0.004cm" svg:y="0.247cm" svg:width="11.728cm" style:rel-width="68%" svg:height="7.093cm" style:rel-height="scale-min" draw:z-index="17"><draw:text-box><text:p text:style-name="Illustration"><draw:frame draw:style-name="fr10" draw:name="Object2" text:anchor-type="paragraph" svg:x="0.004cm" svg:y="0.002cm" svg:width="16.999cm" style:rel-width="100%" svg:height="8.647cm" style:rel-height="scale" draw:z-index="18"><draw:object xlink:href="./Object 2" xlink:type="simple" xlink:show="embed" xlink:actuate="onLoad"/><draw:image xlink:href="./ObjectReplacements/Object 2" xlink:type="simple" xlink:show="embed" xlink:actuate="onLoad"/></draw:frame>Illustration <text:sequence text:ref-name="refIllustration2" text:name="Illustration" text:formula="ooow:Illustration+1" style:num-format="1">3</text:sequence>: Example: Possible representation in options dialog 1</text:p></draw:text-box></draw:frame></text:p>
      <text:p text:style-name="P8">In the next illustration the nodes of module2 are displayed first, followed by those of module1. Because Node 1 and Node 3 are already displayed only Node 2 needs to be added.</text:p>
      <text:p text:style-name="P8"><draw:frame draw:style-name="fr4" draw:name="Frame6" text:anchor-type="paragraph" svg:x="0.021cm" svg:y="0.473cm" svg:width="11.049cm" style:rel-width="65%" svg:height="7.315cm" style:rel-height="scale-min" draw:z-index="15"><draw:text-box><text:p text:style-name="Illustration"><draw:frame draw:style-name="fr10" draw:name="Object6" text:anchor-type="paragraph" svg:x="0.004cm" svg:y="0.002cm" svg:width="15.877cm" style:rel-width="100%" svg:height="8.865cm" style:rel-height="scale" draw:z-index="16"><draw:object xlink:href="./Object 6" xlink:type="simple" xlink:show="embed" xlink:actuate="onLoad"/><draw:image xlink:href="./ObjectReplacements/Object 6" xlink:type="simple" xlink:show="embed" xlink:actuate="onLoad"/></draw:frame>Illustration <text:sequence text:ref-name="refIllustration3" text:name="Illustration" text:formula="ooow:Illustration+1" style:num-format="1">4</text:sequence>: Example: Possible representation in options dialog 2</text:p></draw:text-box></draw:frame></text:p>
      <text:p text:style-name="P8"/>
      <text:p text:style-name="P8"/>
      <text:h text:style-name="Heading_20_2" text:outline-level="2">Publishing Information for the Options Dialog</text:h>
      <text:p text:style-name="Text_20_body">An extension needs to provide configuration data (xcu files) in order to define modules, nodes and leaves. These files can be anywhere in the extension, except in META-INF, and there must be an appropriate entry in the manifest-xml.</text:p>
      <text:h text:style-name="Heading_20_2" text:outline-level="2"><text:reference-mark text:name="Event handler"/>Event handler</text:h>
      <text:p text:style-name="Text_20_body">Event handler for the various UI element in the options page can be provided by the extension. These have to be suitable for use with the <text:s/>XContainerWindowProvider.createContainerWindow function and must implement the interface com.sun.star.awt.XContainerWindowEventHandler. The handlers must be implemented in one service which is registered during installation of the extension (entry in manifest.xml) and there must be a configuration entry which identifies this service as handler for this particular options page.</text:p>
      <text:p text:style-name="Text_20_body">The buttons OK, Cancel, Help, Back are not part of the options pages. But pressing these buttons will cause the handler to be called. Then the method string will be “external_event” and the event object will contain a string containing the actual command.</text:p>
      <text:p text:style-name="Text_20_body">To determine for what options page the event is intended one can determine the name property of the dialog, which is passed as argument to the method XContainerWindowEventHandler.callHandlerMethod.</text:p>
      <text:p text:style-name="Text_20_body">There will be currently no events for Cancel and Help.</text:p>
      <text:p text:style-name="Text_20_body">The OK button causes a notification on behalf of all pages, no matter if they are currently displayed or not. Whereas the Back button causes only a notification on behalf of the currently visible options page. The following table summarizes this.</text:p>
      <table:table table:name="Table17" table:style-name="Table17">
        <table:table-column table:style-name="Table17.A" table:number-columns-repeated="3"/>
        <table:table-column table:style-name="Table17.D"/>
        <table:table-row>
          <table:table-cell table:style-name="Table17.A1" office:value-type="string">
            <text:p text:style-name="P24">Button</text:p>
          </table:table-cell>
          <table:table-cell table:style-name="Table17.A1" office:value-type="string">
            <text:p text:style-name="P24">Notify for currently displayed options page</text:p>
          </table:table-cell>
          <table:table-cell table:style-name="Table17.A1" office:value-type="string">
            <text:p text:style-name="P24">Notify for all pages</text:p>
          </table:table-cell>
          <table:table-cell table:style-name="Table17.D1" office:value-type="string">
            <text:p text:style-name="P24">Method string in the event object</text:p>
          </table:table-cell>
        </table:table-row>
        <table:table-row>
          <table:table-cell table:style-name="Table17.A2" office:value-type="string">
            <text:p text:style-name="Table_20_Contents">OK</text:p>
          </table:table-cell>
          <table:table-cell table:style-name="Table17.A2" office:value-type="string">
            <text:p text:style-name="Table_20_Contents"/>
          </table:table-cell>
          <table:table-cell table:style-name="Table17.A2" office:value-type="string">
            <text:p text:style-name="Table_20_Contents">x</text:p>
          </table:table-cell>
          <table:table-cell table:style-name="Table17.D2" office:value-type="string">
            <text:p text:style-name="Table_20_Contents">ok</text:p>
          </table:table-cell>
        </table:table-row>
        <table:table-row>
          <table:table-cell table:style-name="Table17.A2" office:value-type="string">
            <text:p text:style-name="Table_20_Contents">Back</text:p>
          </table:table-cell>
          <table:table-cell table:style-name="Table17.A2" office:value-type="string">
            <text:p text:style-name="Table_20_Contents">x</text:p>
          </table:table-cell>
          <table:table-cell table:style-name="Table17.A2" office:value-type="string">
            <text:p text:style-name="Table_20_Contents"/>
          </table:table-cell>
          <table:table-cell table:style-name="Table17.D2" office:value-type="string">
            <text:p text:style-name="Table_20_Contents">back</text:p>
          </table:table-cell>
        </table:table-row>
      </table:table>
      <text:p text:style-name="Text_20_body"/>
      <text:h text:style-name="Heading_20_2" text:outline-level="2"><text:reference-mark text:name="Initializing"/>Initializing the options pane</text:h>
      <text:p text:style-name="Text_20_body">Initialization means loading the last used values and set them into the respective controls in the options page. This happens when an options pange is being displayed. Initialization is triggered by a call to XContainerWindowEventHandler.callHandlerMethod and passing the method string “external_event” and the event object contains the string “ initialize”. </text:p>
      <text:h text:style-name="Heading_20_2" text:outline-level="2">Synchronizing Option Panes</text:h>
      <text:p text:style-name="Text_20_body">Because the Extension Manager uses a non - modal dialog, it is possible that OOo's options dialog and the Extension Manager's options dialog are open at the same time. Both dialogs use the same location to save and read the options - data. If now both dialogs are open and both change the data, then the dialog that is closed last will overwrite the changes made by the other. </text:p>
      <text:p text:style-name="Text_20_body">Implementing a synchronization mechanism, would add more complexity to the implementation of OOo and the extensions. </text:p>
      <text:p text:style-name="Text_20_body">Since this is a very special case which will only affect a very minimum of users, we will not offer a framework in OOo. However, extensions are free to implement a synchronization mechanism. This is possible because they read and write the <text:s/>settings themselves. </text:p>
      <text:h text:style-name="Heading_20_2" text:outline-level="2">Using OOo's Registry for Options Data</text:h>
      <text:p text:style-name="Text_20_body">Settings made by users need to be saved. A possible location is the OOo's registry. The Extension Manager will not provide an automatism for this task. Instead the extension must provide an appropriate service (see chapter <text:reference-ref text:reference-format="chapter" text:ref-name="Event handler">1.8</text:reference-ref>, <text:reference-ref text:reference-format="chapter" text:ref-name="Initializing">1.9</text:reference-ref>). </text:p>
      <text:p text:style-name="Text_20_body"><text:a xlink:type="simple" xlink:href="http://api.openoffice.org/docs/DevelopersGuide/Config/Config.xhtml"/></text:p>
      <text:h text:style-name="Heading_20_3" text:outline-level="3">Shared Extension</text:h>
      <text:p text:style-name="Text_20_body">Setting done by a user only apply to this user. If the extension provides configuration data (.xcu files) then this data is used as default by all users. Once a user modifies a setting, the new value only applies for this user. Other users still see the default values unless they have already modified them.</text:p>
      <text:p text:style-name="Text_20_body">The Extension Manager will not offer a way to modify settings for all users by a single person.</text:p>
      <text:h text:style-name="Heading_20_3" text:outline-level="3">Reusing Data after Update</text:h>
      <text:p text:style-name="Text_20_body">The configuration data of an extension can be reused when another version of this extension is installed. This only refers to data which have been modified by the user and hence has been written into the user layer of the configuration. If a user did not modify the data, then the configuration data of the new extension is used. Of course, this also depends on other existing configuration layers. That is, the options page may show different values, although the user never changed the settings and in the xcu file of extension are other values.</text:p>
      <text:p text:style-name="Text_20_body">Hence, when a <text:s/>new version of an extension is installed and is has the same configuration schema then the modified settings of the previous version of the extension are used. This also applies if an extension is replaced by an older version.</text:p>
      <text:p text:style-name="Note">Note: This currently works since the modified data remains in the user layer even if the corresponding schema and data files have been removed. </text:p>
      <text:p text:style-name="Text_20_body">If one does not want that a new version uses settings from the previously installed version then the extension must provide a new schema. .</text:p>
      <text:p text:style-name="Text_20_body">If an extension uses URLs <text:s/>in the configuration which point to data and it is the intention of the developers that the data is reused, then they must not use URLs which point into installation directory of the extension. The reason is that the extension update installs the new version into a different directory. That is, URL may be invalid after an update.</text:p>
      <text:h text:style-name="Heading_20_2" text:outline-level="2">Extension does not use the Configuration</text:h>
      <text:p text:style-name="Text_20_body">An extension need not use necessarily the configuration to store its configuration data. It could write the user data somewhere else, for example to $HOME, etc. It is then up to the developer to define how the data is modified depending on whether the extension is installed as user, shared extensions or both.</text:p>
      <text:h text:style-name="Heading_20_2" text:outline-level="2">The Same Extension Installed as Shared and User Extension</text:h>
      <text:p text:style-name="Text_20_body">If the same extension, or different versions of it, is installed as user and shared extension, then the Extension Manager shows only the options dialog for the user extension.</text:p>
      <text:p text:style-name="Note">Reasoning: Provided that both extensions use the same configuration schema, then changes in the options dialog will be saved in the same configuration data. That is, changes made to the options of one extension overwrite the settings made in the options dialog of the other. If the configuration data contain URLs with %origin%, and the URL is expanded then it points into the directory of the user extension. This is important, when different versions are installed and the data referenced by the URL is different. When the values change in different versions of the extension, then the user may see inconsistent default values in the options dialog. For example, data item “A” has the value “a” and was installed by a shared extension. Now a newer version is installed as user extension and this extension defines that data item “A” has the value “b”. When one opened the options dialog for the shared extension then one would see value “b” instead of “a”, which was the case before the user extension was installed. After uninstalling the user extension the options dialog would again show value “a”. This behavior occurs only if the user has not yet modified “A”. Then the modified value would be shown in either case.</text:p>
      <text:p text:style-name="Text_20_body">The OOo's options dialog displays the options pages for the user installation only.</text:p>
      <text:p text:style-name="Text_20_body">Important: Because a extension can be installed as shared and user extension and also because modified data remains in the user layer of the configuration, the configuration schema must not change incompatibly. This would lead to unexpected behavior at runtime.</text:p>
      <text:h text:style-name="Heading_20_2" text:outline-level="2">Mandatory Options Settings</text:h>
      <text:p text:style-name="Text_20_body">An extension should bring sensible default values for its options dialog settings. In some cases the user needs to provide settings before the extension can be used. In this case it is up to the extension code to point this out to the user. Since the setting can be scattered over several nodes in the options dialog and also it is not necessarily recognizable which settings are mandatory it is recommended that the extension provides a wizard for the user. </text:p>
      <text:h text:style-name="Heading_20_2" text:outline-level="2">Help</text:h>
      <text:p text:style-name="Text_20_body">Extensions can bring help texts for their options pages <text:s/>which will be integrated into the help system at deploy time. The mechanism used to display them is the same as when showing ordinary dialogs. There is nothing to be done.</text:p>
      <text:section text:style-name="Sect1" text:name="DetailedSpecification" text:display="none">
        <text:p text:style-name="P30">General</text:p>
        <text:p text:style-name="P25">Bear in mind the following rules when writing a specification:</text:p>
        <text:p text:style-name="P25"><text:span text:style-name="T11">R1</text:span> [<text:span text:style-name="T11">Complete</text:span>] First and foremost a specification has to be complete. That means all relevant aspects of a feature have to be captured.</text:p>
        <text:p text:style-name="P25">When user interfaces (UI) are involved:</text:p>
        <text:list text:style-name="L4">
          <text:list-item>
            <text:p text:style-name="P97">Are the topics of the <draw:frame draw:style-name="fr6"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97">Are the topics of the <draw:frame draw:style-name="fr6"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97">Are the topics of the <draw:frame draw:style-name="fr6"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97">Do designs meet the requirements of the <text:s/><draw:frame draw:style-name="fr6"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97">Do alerts meet the requirements specified in the <draw:frame draw:style-name="fr6"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97"><text:span text:style-name="T17">Are all menu related changes specified in the </text:span><text:span text:style-name="T17"><draw:frame draw:style-name="fr6" draw:name="graphics17" text:anchor-type="as-char" svg:width="0.422cm" svg:height="0.369cm" draw:z-index="0"><draw:image xlink:href="Pictures/10000200000000100000000E0D4E38E3.gif" xlink:type="simple" xlink:show="embed" xlink:actuate="onLoad"/></draw:frame></text:span><text:span text:style-name="T17"> </text:span><text:a xlink:type="simple" xlink:href="http://specs.openoffice.org/appwide/menus/MenuStructure.sxw"><text:span text:style-name="T18">Comprehensive OpenOffice.org Menu specification</text:span></text:a><text:span text:style-name="T17">?</text:span></text:p>
          </text:list-item>
          <text:list-item>
            <text:p text:style-name="P97"><text:span text:style-name="T17">Are all tool bar related changes specified in the </text:span><text:span text:style-name="T17"><draw:frame draw:style-name="fr6" draw:name="graphics18" text:anchor-type="as-char" svg:width="0.422cm" svg:height="0.369cm" draw:z-index="0"><draw:image xlink:href="Pictures/10000200000000100000000E0D4E38E3.gif" xlink:type="simple" xlink:show="embed" xlink:actuate="onLoad"/></draw:frame></text:span><text:span text:style-name="T19"> </text:span><text:a xlink:type="simple" xlink:href="http://specs.openoffice.org/appwide/toolbars/Toolbar_content_spec.sxw">Comprehensive OpenOffice.org Toolbar specification</text:a>?</text:p>
          </text:list-item>
          <text:list-item>
            <text:p text:style-name="P97">Is each UI element specified in detail (e.g. default values, input and output ranges, interactions and possible relations to other UI elements and parts of the UI)?</text:p>
          </text:list-item>
          <text:list-item>
            <text:p text:style-name="P97">Is the exception handling specified in detail?</text:p>
          </text:list-item>
        </text:list>
        <text:p text:style-name="P25"><text:span text:style-name="T11">R2</text:span> [<text:span text:style-name="T11">Clear</text:span>] Each statement <text:s/>has to be <text:span text:style-name="T11">unambiguously clear</text:span><text:span text:style-name="T6"> to Development, Quality Assurance,<text:line-break/>User Experience and Documentation.</text:span></text:p>
        <text:list text:style-name="L5">
          <text:list-item>
            <text:p text:style-name="P106">Is the specification clear enough to the intended readership for being implemented,<text:line-break/>being tested and for being documented?</text:p>
          </text:list-item>
          <text:list-item>
            <text:p text:style-name="P106">Are you using quantifiable statements instead of interpretable generalities? For instance: Have you avoided to use terms like <text:span text:style-name="T20">“more”, “most”, “less”, “easy”, “improve”, “enhanced”, “better”?</text:span></text:p>
          </text:list-item>
          <text:list-item>
            <text:p text:style-name="P106">Are you consistent within the specification and to specifications which relate to the feature you are specifying?</text:p>
          </text:list-item>
        </text:list>
        <text:p text:style-name="P25"><text:span text:style-name="T11">R3</text:span> [<text:span text:style-name="T11">Simple</text:span>] Each statement shall be as short and simple as possible.</text:p>
        <text:p text:style-name="P25">Is any secondary writing regarding the detailed specification clearly separated e.g. <text:s/><text:span text:style-name="T20">“comments”, “notes”, “suggestions”, “ideas”, “reasons”</text:span>?</text:p>
        <text:p text:style-name="P28">Graphics &amp; Flow-Charts</text:p>
        <text:p text:style-name="P25"><text:span text:style-name="T12">Tip:</text:span><text:span text:style-name="T11"><text:tab/></text:span>Use graphics when concepts, designs, or processes are too complex or cumbersome<text:line-break/><text:tab/>to describe with words. <text:line-break/></text:p>
        <text:p text:style-name="P30">User Interface</text:p>
        <text:p text:style-name="P25">Specify the user interface precisely. Add mock-ups of all user interface screens to illustrate the general “look &amp; feel”. Each mock-up has to provide:</text:p>
        <text:list text:style-name="L6">
          <text:list-item>
            <text:p text:style-name="P109">A caption providing a figure number and a short description of what is displayed in the mock-up.</text:p>
          </text:list-item>
        </text:list>
        <text:p text:style-name="P114"><text:span text:style-name="T11">Table </text:span><text:span text:style-name="T11"><text:placeholder text:placeholder-type="text" text:description="Table Number">&lt;Table Number&gt;</text:placeholder></text:span><text:span text:style-name="T11">:</text:span> <text:span text:style-name="T6">User Interface elements of figure </text:span><text:span text:style-name="T6"><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list-item>
                  <text:p text:style-name="P78"><text:placeholder text:placeholder-type="text">&lt;Label&gt;</text:placeholder>” - CheckBox Properties</text:p>
                </text:list-item>
              </text:list>
            </table:table-cell>
            <table:covered-table-cell/>
            <table:table-cell table:style-name="Table5.C1" office:value-type="string">
              <text:p text:style-name="P42">Comment</text:p>
            </table:table-cell>
          </table:table-row>
          <table:table-row>
            <table:table-cell table:style-name="Table5.A2" office:value-type="string">
              <text:p text:style-name="P38"><text:span text:style-name="T21">Enabled</text:span>:</text:p>
            </table:table-cell>
            <table:table-cell table:style-name="Table5.B2" office:value-type="string">
              <text:p text:style-name="P46"><text:placeholder text:placeholder-type="text">&lt;Specify When Disabled Here&gt;</text:placeholder></text:p>
            </table:table-cell>
            <table:table-cell table:style-name="Table5.C2" office:value-type="string">
              <text:p text:style-name="P13"/>
            </table:table-cell>
          </table:table-row>
          <table:table-row>
            <table:table-cell table:style-name="Table5.A3" office:value-type="string">
              <text:p text:style-name="P38">Disabled:</text:p>
            </table:table-cell>
            <table:table-cell table:style-name="Table5.B3" office:value-type="string">
              <text:p text:style-name="P46"><text:placeholder text:placeholder-type="text">&lt;Specify When Disabled Here&gt;</text:placeholder></text:p>
            </table:table-cell>
            <table:table-cell table:style-name="Table5.C3" office:value-type="string">
              <text:p text:style-name="P13"/>
            </table:table-cell>
          </table:table-row>
          <table:table-row>
            <table:table-cell table:style-name="Table5.A3" office:value-type="string">
              <text:p text:style-name="P38">Tri-State:</text:p>
            </table:table-cell>
            <table:table-cell table:style-name="Table5.B3" office:value-type="string">
              <text:p text:style-name="P49"><text:placeholder text:placeholder-type="text">&lt;Specify When Tristate Occurs Here&gt;</text:placeholder></text:p>
            </table:table-cell>
            <table:table-cell table:style-name="Table5.C3" office:value-type="string">
              <text:p text:style-name="P13"/>
            </table:table-cell>
          </table:table-row>
          <table:table-row>
            <table:table-cell table:style-name="Table5.A3" office:value-type="string">
              <text:p text:style-name="P54">Checked:</text:p>
            </table:table-cell>
            <table:table-cell table:style-name="Table5.B3" office:value-type="string">
              <text:p text:style-name="P46"><text:placeholder text:placeholder-type="text">&lt;Specify When Checked Here&gt;</text:placeholder></text:p>
            </table:table-cell>
            <table:table-cell table:style-name="Table5.C3" office:value-type="string">
              <text:p text:style-name="P13"/>
            </table:table-cell>
          </table:table-row>
          <table:table-row>
            <table:table-cell table:style-name="Table5.A3" office:value-type="string">
              <text:p text:style-name="P54">Other:</text:p>
            </table:table-cell>
            <table:table-cell table:style-name="Table5.B3" office:value-type="string">
              <text:p text:style-name="P46"><text:placeholder text:placeholder-type="text">&lt;Specify Other Properties Here&gt;</text:placeholder></text:p>
            </table:table-cell>
            <table:table-cell table:style-name="Table5.C3" office:value-type="string">
              <text:p text:style-name="P13"/>
            </table:table-cell>
          </table:table-row>
          <table:table-row>
            <table:table-cell table:style-name="Table5.A3" office:value-type="string">
              <text:p text:style-name="P38">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47"><text:placeholder text:placeholder-type="text">&lt;EN-US&gt;</text:placeholder></text:p>
                  </table:table-cell>
                  <table:table-cell table:style-name="Table5.C3" office:value-type="string">
                    <text:p text:style-name="P44">EN-US</text:p>
                  </table:table-cell>
                </table:table-row>
                <table:table-row>
                  <table:table-cell table:style-name="Table5.B3" office:value-type="string">
                    <text:p text:style-name="P47"><text:placeholder text:placeholder-type="text">&lt;Additional Language (Optional)&gt;</text:placeholder></text:p>
                  </table:table-cell>
                  <table:table-cell table:style-name="Table5.C3" office:value-type="string">
                    <text:p text:style-name="P44">e.g. DE</text:p>
                  </table:table-cell>
                </table:table-row>
              </table:table>
            </table:table-cell>
            <table:covered-table-cell/>
          </table:table-row>
        </table:table>
        <text:p text:style-name="P11"/>
        <text:p text:style-name="P33"/>
        <text:p text:style-name="P25"><text:span text:style-name="T11">Table </text:span><text:span text:style-name="T11"><text:placeholder text:placeholder-type="text" text:description="Table Number">&lt;Table Number&gt;</text:placeholder></text:span><text:span text:style-name="T11">: </text:span><text:span text:style-name="T6">Tab order of: </text:span><text:span text:style-name="T6"><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22">Tab Order</text:p>
              </table:table-cell>
              <table:table-cell table:style-name="Table6.A1" office:value-type="string">
                <text:p text:style-name="P22">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39"/>
            </table:table-cell>
          </table:table-row>
        </table:table>
        <text:p text:style-name="Standard"/>
        <text:p text:style-name="P30">Example</text:p>
        <text:section text:style-name="Sect3" text:name="Example" text:display="none">
          <text:p text:style-name="P21"><draw:frame draw:style-name="fr5" draw:name="Frame1" text:anchor-type="paragraph" svg:width="13.227cm" draw:z-index="0"><draw:text-box fo:min-height="5.292cm"><text:p text:style-name="Figure"><draw:frame draw:style-name="fr7" draw:name="graphics3" text:anchor-type="paragraph" svg:x="0.004cm" svg:y="0.002cm" svg:width="13.227cm" style:rel-width="100%" svg:height="5.292cm" style:rel-height="scale" draw:z-index="0"><draw:image xlink:href="Pictures/20000007000044E500001B8F0AFCB7D6.svm" xlink:type="simple" xlink:show="embed" xlink:actuate="onLoad"/></draw:frame>Figure <text:sequence text:ref-name="refFigure2" text:name="Figure" text:formula="ooow:Figure+1" style:num-format="1">1</text:sequence>: Shows a mock-up of an fictive Insert Footnote dialog</text:p></draw:text-box></draw:frame></text:p>
          <text:p text:style-name="Section"><text:span text:style-name="T11">Table 1:</text:span> <text:span text:style-name="T6">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83">“Insert Footnote” Dialog Properties</text:p>
                  </text:list-item>
                </text:list>
              </table:table-cell>
              <table:covered-table-cell/>
              <table:table-cell table:style-name="Table7.A1" office:value-type="string">
                <text:p text:style-name="P43">Comment</text:p>
              </table:table-cell>
            </table:table-row>
            <table:table-row>
              <table:table-cell table:style-name="Table7.A2" office:value-type="string">
                <text:p text:style-name="P54">State:</text:p>
              </table:table-cell>
              <table:table-cell table:style-name="Table7.B2" office:value-type="string">
                <text:p text:style-name="P46">Modal</text:p>
              </table:table-cell>
              <table:table-cell table:style-name="Table7.C2" office:value-type="string">
                <text:p text:style-name="P44"/>
              </table:table-cell>
            </table:table-row>
            <table:table-row>
              <table:table-cell table:style-name="Table7.A3" office:value-type="string">
                <text:p text:style-name="P38">Type:</text:p>
              </table:table-cell>
              <table:table-cell table:style-name="Table7.B3" office:value-type="string">
                <text:p text:style-name="P46">Dialog</text:p>
              </table:table-cell>
              <table:table-cell table:style-name="Table7.C3" office:value-type="string">
                <text:p text:style-name="P48"/>
              </table:table-cell>
            </table:table-row>
            <table:table-row>
              <table:table-cell table:style-name="Table7.A3" office:value-type="string">
                <text:p text:style-name="P54">Closable:</text:p>
              </table:table-cell>
              <table:table-cell table:style-name="Table7.B3" office:value-type="string">
                <text:p text:style-name="P46">Yes</text:p>
              </table:table-cell>
              <table:table-cell table:style-name="Table7.C3" office:value-type="string">
                <text:p text:style-name="P48"/>
              </table:table-cell>
            </table:table-row>
            <table:table-row>
              <table:table-cell table:style-name="Table7.A3" office:value-type="string">
                <text:p text:style-name="P54">Resizable:</text:p>
              </table:table-cell>
              <table:table-cell table:style-name="Table7.B3" office:value-type="string">
                <text:p text:style-name="P46">No</text:p>
              </table:table-cell>
              <table:table-cell table:style-name="Table7.C3" office:value-type="string">
                <text:p text:style-name="P48"/>
              </table:table-cell>
            </table:table-row>
            <table:table-row>
              <table:table-cell table:style-name="Table7.A3" office:value-type="string">
                <text:p text:style-name="P38">Titel:</text:p>
              </table:table-cell>
              <table:table-cell table:number-columns-spanned="2">
                <table:table table:is-sub-table="true">
                  <table:table-column table:style-name="Table7.B6.1"/>
                  <table:table-column table:style-name="Table7.B6.2"/>
                  <table:table-row>
                    <table:table-cell table:style-name="Table7.B3" office:value-type="string">
                      <text:p text:style-name="P50"><text:span text:style-name="T22">Insert </text:span><text:span text:style-name="T23">Footnote</text:span></text:p>
                    </table:table-cell>
                    <table:table-cell table:style-name="Table7.C3" office:value-type="string">
                      <text:p text:style-name="P48">EN-US</text:p>
                    </table:table-cell>
                  </table:table-row>
                  <table:table-row>
                    <table:table-cell table:style-name="Table7.B3" office:value-type="string">
                      <text:p text:style-name="P51">Fußnote Einfügen</text:p>
                    </table:table-cell>
                    <table:table-cell table:style-name="Table7.C3" office:value-type="string">
                      <text:p text:style-name="P48">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78">“Numbering” Label Properties</text:p>
                  </text:list-item>
                </text:list>
              </table:table-cell>
              <table:covered-table-cell/>
              <table:table-cell table:style-name="Table9.C1" office:value-type="string">
                <text:p text:style-name="P42">Comment</text:p>
              </table:table-cell>
            </table:table-row>
            <table:table-row>
              <table:table-cell table:style-name="Table9.A2" office:value-type="string">
                <text:p text:style-name="P38">Label:</text:p>
              </table:table-cell>
              <table:table-cell table:number-columns-spanned="2">
                <table:table table:is-sub-table="true">
                  <table:table-column table:style-name="Table9.B2.1"/>
                  <table:table-column table:style-name="Table9.B2.2"/>
                  <table:table-row>
                    <table:table-cell table:style-name="Table9.B2.1.1" office:value-type="string">
                      <text:p text:style-name="P47">Numbering</text:p>
                    </table:table-cell>
                    <table:table-cell table:style-name="Table9.B2.2.1" office:value-type="string">
                      <text:p text:style-name="P48">EN-US</text:p>
                    </table:table-cell>
                  </table:table-row>
                  <table:table-row>
                    <table:table-cell table:style-name="Table9.B2.1.2" office:value-type="string">
                      <text:p text:style-name="P47">Nummerierung</text:p>
                    </table:table-cell>
                    <table:table-cell table:style-name="Table9.B2.2.2" office:value-type="string">
                      <text:p text:style-name="P48">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78">“Automatic” - RadioButton Properties</text:p>
                  </text:list-item>
                </text:list>
              </table:table-cell>
              <table:covered-table-cell/>
              <table:table-cell table:style-name="Table10.A1" office:value-type="string">
                <text:p text:style-name="P42">Comment</text:p>
              </table:table-cell>
            </table:table-row>
            <table:table-row>
              <table:table-cell table:style-name="Table10.A2" office:value-type="string">
                <text:p text:style-name="P54">Selected:</text:p>
              </table:table-cell>
              <table:table-cell table:style-name="Table10.B2" office:value-type="string">
                <text:p text:style-name="P46">By default, disable if <text:span text:style-name="T11">#4 </text:span>is selected</text:p>
              </table:table-cell>
              <table:table-cell table:style-name="Table10.C2" office:value-type="string">
                <text:p text:style-name="P46"/>
              </table:table-cell>
            </table:table-row>
            <table:table-row>
              <table:table-cell table:style-name="Table10.A3" office:value-type="string">
                <text:p text:style-name="P38">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47">~Automatic</text:p>
                    </table:table-cell>
                    <table:table-cell table:style-name="Table10.B3.2.1" office:value-type="string">
                      <text:p text:style-name="P48">EN-US</text:p>
                    </table:table-cell>
                  </table:table-row>
                  <table:table-row>
                    <table:table-cell table:style-name="Table10.B3.1.1" office:value-type="string">
                      <text:p text:style-name="P47">~Automatisch</text:p>
                    </table:table-cell>
                    <table:table-cell table:style-name="Table10.B3.2.1" office:value-type="string">
                      <text:p text:style-name="P48">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78">“Character” - RadioButton Properties</text:p>
                  </text:list-item>
                </text:list>
              </table:table-cell>
              <table:covered-table-cell/>
              <table:table-cell table:style-name="Table13.A1" office:value-type="string">
                <text:p text:style-name="P42">Comment</text:p>
              </table:table-cell>
            </table:table-row>
            <table:table-row table:style-name="Table13.2">
              <table:table-cell table:style-name="Table13.A2" office:value-type="string">
                <text:p text:style-name="P54">Selected:</text:p>
              </table:table-cell>
              <table:table-cell table:style-name="Table13.B2" office:value-type="string">
                <text:p text:style-name="P53">Not by default; select if <text:span text:style-name="T11">#3</text:span> is disabled; select if <text:span text:style-name="T11">#5</text:span> is focussed</text:p>
              </table:table-cell>
              <table:table-cell table:style-name="Table13.C2" office:value-type="string">
                <text:p text:style-name="P46"/>
              </table:table-cell>
            </table:table-row>
            <table:table-row>
              <table:table-cell table:style-name="Table13.A3" office:value-type="string">
                <text:p text:style-name="P38">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51">~Character</text:p>
                    </table:table-cell>
                    <table:table-cell table:style-name="Table13.B3.2.1" office:value-type="string">
                      <text:p text:style-name="P48">EN-US</text:p>
                    </table:table-cell>
                  </table:table-row>
                  <table:table-row>
                    <table:table-cell table:style-name="Table13.B3.1.1" office:value-type="string">
                      <text:p text:style-name="P52">~Zeichen</text:p>
                    </table:table-cell>
                    <table:table-cell table:style-name="Table13.B3.2.1" office:value-type="string">
                      <text:p text:style-name="P48">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78">“NAME” - TextField <text:s/>Properties</text:p>
                  </text:list-item>
                </text:list>
              </table:table-cell>
              <table:covered-table-cell/>
              <table:table-cell table:style-name="Table14.A1" office:value-type="string">
                <text:p text:style-name="P42">Comment</text:p>
              </table:table-cell>
            </table:table-row>
            <table:table-row>
              <table:table-cell table:style-name="Table14.A2" office:value-type="string">
                <text:p text:style-name="P14">Enabled:</text:p>
              </table:table-cell>
              <table:table-cell table:style-name="Table14.B2" office:value-type="string">
                <text:p text:style-name="P46">By default</text:p>
              </table:table-cell>
              <table:table-cell table:style-name="Table14.C2" office:value-type="string">
                <text:p text:style-name="P46"/>
              </table:table-cell>
            </table:table-row>
            <table:table-row>
              <table:table-cell table:style-name="Table14.A3" office:value-type="string">
                <text:p text:style-name="P14">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47">N/A</text:p>
                    </table:table-cell>
                    <table:table-cell table:style-name="Table14.B3.2.1" office:value-type="string">
                      <text:p text:style-name="P48"/>
                    </table:table-cell>
                  </table:table-row>
                  <table:table-row>
                    <table:table-cell table:style-name="Table14.B3.1.1" office:value-type="string">
                      <text:p text:style-name="P47">N/A</text:p>
                    </table:table-cell>
                    <table:table-cell table:style-name="Table14.B3.2.1" office:value-type="string">
                      <text:p text:style-name="P48"/>
                    </table:table-cell>
                  </table:table-row>
                </table:table>
              </table:table-cell>
              <table:covered-table-cell/>
            </table:table-row>
          </table:table>
          <text:p text:style-name="P45"/>
          <text:p text:style-name="P31"/>
          <text:p text:style-name="P115"><text:span text:style-name="T11">Table 2: </text:span><text:span text:style-name="T6">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22">Tab Order</text:p>
                </table:table-cell>
                <table:table-cell table:style-name="Table15.A1" office:value-type="string">
                  <text:p text:style-name="P22">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39"/>
              </table:table-cell>
            </table:table-row>
          </table:table>
          <text:p text:style-name="P31"/>
        </text:section>
        <text:p text:style-name="P25"/>
      </text:section>
      <text:h text:style-name="Heading_20_1" text:outline-level="1">Mig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7">
          <text:list-item>
            <text:p text:style-name="P70">Did I specify the incompatible or removed configuration settings?</text:p>
          </text:list-item>
          <text:list-item>
            <text:p text:style-name="P70">Did I specify all newly needed, or removed files, modules?</text:p>
          </text:list-item>
          <text:list-item>
            <text:p text:style-name="P70">Did I specify how users are affected by this change?</text:p>
          </text:list-item>
        </text:list>
      </text:section>
      <text:h text:style-name="Heading_20_1" text:outline-level="1">Configuration</text:h>
      <text:h text:style-name="Heading_20_2" text:outline-level="2">Defining Modules, Nodes and Leaves</text:h>
      <text:p text:style-name="Text_20_body">The schema can be found at </text:p>
      <text:p text:style-name="Text_20_body">/cvs/util/officecfg/registry/schema/org/openoffice/Office/OptionsDialog.xcs.</text:p>
      <text:p text:style-name="Text_20_body">It defines the sets Modules and Nodes under &lt;component&gt; which use template types which are defined in the same file.</text:p>
      <text:section text:style-name="Sect1" text:name="Configuration" text:display="none">
        <text:p text:style-name="Section">If a setting (this includes also user interface settings) has to be stored in the configuration check the following:</text:p>
        <text:list text:style-name="L8">
          <text:list-item>
            <text:p text:style-name="P86">Did I state the default, where setting has to be stored (configuration path)?</text:p>
          </text:list-item>
          <text:list-item>
            <text:p text:style-name="P86">Did I specify which data type it is?</text:p>
          </text:list-item>
          <text:list-item>
            <text:p text:style-name="P86">Did I specify when the setting is activate (restart of application, for all new documents/windows after the change, or also for all opened documents/windows)</text:p>
          </text:list-item>
          <text:list-item>
            <text:p text:style-name="P86">If it is a new / incompatible setting did I specify a migration path?</text:p>
          </text:list-item>
        </text:list>
        <text:p text:style-name="P55">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2">Configuration</text:p>
              </table:table-cell>
              <table:table-cell table:style-name="Table4.A1" office:value-type="string">
                <text:p text:style-name="P22">Group</text:p>
              </table:table-cell>
              <table:table-cell table:style-name="Table4.A1" office:value-type="string">
                <text:p text:style-name="P22">Setting</text:p>
              </table:table-cell>
              <table:table-cell table:style-name="Table4.A1" office:value-type="string">
                <text:p text:style-name="P22">Type</text:p>
              </table:table-cell>
              <table:table-cell table:style-name="Table4.A1" office:value-type="string">
                <text:p text:style-name="P22">Default</text:p>
              </table:table-cell>
              <table:table-cell table:style-name="Table4.A1" office:value-type="string">
                <text:p text:style-name="P22">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File Format" text:display="none">
        <text:p text:style-name="Section">If this functionality changes the file format it has to be described here:</text:p>
        <text:list text:style-name="L9">
          <text:list-item>
            <text:p text:style-name="P90">which elements, attributes or/and properties are affected,</text:p>
          </text:list-item>
          <text:list-item>
            <text:p text:style-name="P90">how it will affect older revisions of the file format </text:p>
          </text:list-item>
          <text:list-item>
            <text:p text:style-name="P90">Export/Import-transformation to older revisions, if incompatible changes are needed</text:p>
          </text:list-item>
        </text:list>
        <text:p text:style-name="P55">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2">File</text:p>
              </table:table-cell>
              <table:table-cell table:style-name="Table8.A1" office:value-type="string">
                <text:p text:style-name="P22">Section</text:p>
              </table:table-cell>
              <table:table-cell table:style-name="Table8.A1" office:value-type="string">
                <text:p text:style-name="P22">Setting</text:p>
              </table:table-cell>
              <table:table-cell table:style-name="Table8.A1" office:value-type="string">
                <text:p text:style-name="P22">Type</text:p>
              </table:table-cell>
              <table:table-cell table:style-name="Table8.A1" office:value-type="string">
                <text:p text:style-name="P22">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h text:style-name="Heading_20_2" text:outline-level="2">Modification of Settings for All Users (Shared Extensions)</text:h>
      <text:p text:style-name="Text_20_body">The only way <text:s/>for changing configuration data by an administrator is by using APOC. Managing extension by APOC requires some changes to APOC configuration. Please refer to the APOC documentation for further explanations.</text:p>
      <text:p text:style-name="Text_20_body">The service <text:s/>com.sun.star.configuration.AdministrationProvider which could be used for changing shared configuration data is currently not functional. <text:s/>If we used this service then we would need to change the UI so that the user can switch between making settings for all users and <text:s/>making settings for himself where both settings apply for shared extensions.</text:p>
      <text:h text:style-name="Heading_20_2" text:outline-level="2">Reusing Configuration Data</text:h>
      <text:p text:style-name="Text_20_body">Currently the modified data remains in the user layer of the configuration even if the extension, including the xcu and xcs files is uninstalled. That is, the new version of the extension automatically uses the modified data unless it uses a different schema. It would be reasonable to allow to remove data in the user layer for data which has been defined by the extension. Then an extension could define in its description.xml if it want to reuse the data and could also specify the versions of the extensions from which it would reuse the data.</text:p>
      <text:p text:style-name="Text_20_body">This would make it necessary to extract exactly the values which have been modified by the user. This happens before the extension is uninstalled. When the new version is installed then the previously extracted data is restored in the configuration. However, this is very difficult or maybe impossible to achieve with the current configuration, because it merges different layers to obtain one view on the data.</text:p>
      <text:p text:style-name="Text_20_body">The settings in the options dialog are only one example for the use of configuration data. One could imagine to extend the reuse of configuration data to all possible data used by an extension, no matter if it is used for the options dialog or not. And one could imagine, that one could specify in the description.xml exactly nodes of the data which are to be reused.</text:p>
      <text:p text:style-name="Text_20_body">Since the configuration schema and data used by an extension may change between different versions of the extension one could also think of a mechanism for data migration. For example, we could define a particular migration service which the extension has to provide. This service could be run after the version has been installed.</text:p>
      <text:h text:style-name="Heading_20_2" text:outline-level="2">Removing Nodes and Modules in OOo</text:h>
      <text:p text:style-name="Text_20_body">See chapter <text:reference-ref text:reference-format="chapter" text:ref-name="Removing_contexts_nodes">1.6.5</text:reference-ref>.</text:p>
      <text:h text:style-name="Heading_20_2" text:outline-level="2">Migration of Current Options Pages</text:h>
      <text:p text:style-name="Text_20_body">For reasons of time, we will postpone the migration of the existing entries until further notice.</text:p>
      <text:p text:style-name="Text_20_body"/>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2">Issue</text:p>
            </table:table-cell>
            <table:table-cell table:style-name="Table23.A1" office:value-type="string">
              <text:p text:style-name="P22">Initials</text:p>
            </table:table-cell>
            <table:table-cell table:style-name="Table23.A1" office:value-type="string">
              <text:p text:style-name="P22">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37"/>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37"/>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3">Rev. </text:p>
            </table:table-cell>
            <table:table-cell table:style-name="Table24.A1" office:value-type="string">
              <text:p text:style-name="P23">Change</text:p>
            </table:table-cell>
            <table:table-cell table:style-name="Table24.A1" office:value-type="string">
              <text:p text:style-name="P23">Initials</text:p>
            </table:table-cell>
            <table:table-cell table:style-name="Table24.A1" office:value-type="string">
              <text:p text:style-name="P23">Date</text:p>
            </table:table-cell>
          </table:table-row>
        </table:table-header-rows>
        <table:table-row>
          <table:table-cell table:style-name="Table24.A2" office:value-type="string">
            <text:p text:style-name="P37">1</text:p>
          </table:table-cell>
          <table:table-cell table:style-name="Table24.A2" office:value-type="string">
            <text:p text:style-name="P40"/>
          </table:table-cell>
          <table:table-cell table:style-name="Table24.A2" office:value-type="string">
            <text:p text:style-name="P37"/>
          </table:table-cell>
          <table:table-cell table:style-name="Table24.D2" office:value-type="date">
            <text:p text:style-name="P41"/>
          </table:table-cell>
        </table:table-row>
        <table:table-row>
          <table:table-cell table:style-name="Table24.A2" office:value-type="string">
            <text:p text:style-name="P37">2</text:p>
          </table:table-cell>
          <table:table-cell table:style-name="Table24.A2" office:value-type="string">
            <text:p text:style-name="Table_20_Contents"/>
          </table:table-cell>
          <table:table-cell table:style-name="Table24.A2" office:value-type="string">
            <text:p text:style-name="P37"/>
          </table:table-cell>
          <table:table-cell table:style-name="Table24.D3" office:value-type="string">
            <text:p text:style-name="Table_20_Contents"/>
          </table:table-cell>
        </table:table-row>
        <table:table-row>
          <table:table-cell table:style-name="Table24.A2" office:value-type="string">
            <text:p text:style-name="P37">3</text:p>
          </table:table-cell>
          <table:table-cell table:style-name="Table24.A2" office:value-type="string">
            <text:p text:style-name="Table_20_Contents"/>
          </table:table-cell>
          <table:table-cell table:style-name="Table24.A2" office:value-type="string">
            <text:p text:style-name="P37"/>
          </table:table-cell>
          <table:table-cell table:style-name="Table24.D3" office:value-type="string">
            <text:p text:style-name="Table_20_Contents"/>
          </table:table-cell>
        </table:table-row>
        <table:table-row>
          <table:table-cell table:style-name="Table24.A2" office:value-type="string">
            <text:p text:style-name="P37"><text:placeholder text:placeholder-type="text">&lt;...&gt;</text:placeholder></text:p>
          </table:table-cell>
          <table:table-cell table:style-name="Table24.A2" office:value-type="string">
            <text:p text:style-name="Table_20_Contents"/>
          </table:table-cell>
          <table:table-cell table:style-name="Table24.A2" office:value-type="string">
            <text:p text:style-name="P37"/>
          </table:table-cell>
          <table:table-cell table:style-name="Table24.D3" office:value-type="string">
            <text:p text:style-name="Table_20_Contents"/>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2"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2" svg:font-family="Tahoma" style:font-pitch="variable"/>
    <style:font-face style:name="Albany3" svg:font-family="Albany"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ndale Sans" svg:font-family="'Andale Sans'" style:font-adornments="Regular" style:font-family-generic="swiss" style:font-pitch="variable"/>
    <style:font-face style:name="Arial1"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Note" style:family="paragraph" style:parent-style-name="Text_20_body">
      <style:text-properties style:font-name="Andale Sans" fo:font-size="9p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Header">
      <style:paragraph-properties fo:break-before="page"/>
      <style:text-properties style:font-name="Albany2" fo:font-size="10pt" style:font-size-asian="10pt" style:font-size-complex="10pt"/>
    </style:style>
    <style:style style:name="P3" style:family="paragraph" style:parent-style-name="Footer">
      <style:paragraph-properties>
        <style:tab-stops>
          <style:tab-stop style:position="16.999cm" style:type="right"/>
        </style:tab-stops>
      </style:paragraph-properties>
    </style:style>
    <style:style style:name="P4"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
        <text:p text:style-name="P2">Options Dialog for Extensions</text:p>
      </style:header>
      <style:footer>
        <text:p text:style-name="P3"><text:a xlink:type="simple" xlink:href="http://specs.openoffice.org/appwide/packagemanager/options_dialog_for_extensions.odt"><text:span text:style-name="T1">http://specs.openoffice.org/appwide/packagemanager/options_dialog_for_extensions.odt</text:span></text:a><text:tab/>Page <text:page-number text:select-page="current">2</text:page-number></text:p>
      </style:footer>
    </style:master-page>
    <style:master-page style:name="First_20_Page" style:display-name="First Page" style:page-layout-name="pm2" style:next-style-name="Standard">
      <style:footer>
        <text:p text:style-name="P4">Page <text:page-number text:select-page="current">2</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4$Build-9134</meta:generator>
    <meta:creation-date>2007-02-16T09:50:09</meta:creation-date>
    <dc:creator>Joachim Lingner</dc:creator>
    <dc:date>2007-06-19T12:27:04</dc:date>
    <meta:printed-by>Bettina Haberer</meta:printed-by>
    <meta:print-date>2007-04-04T13:35:04</meta:print-date>
    <dc:language>en-US</dc:language>
    <meta:editing-cycles>583</meta:editing-cycles>
    <meta:editing-duration>P11DT12H18M43S</meta:editing-duration>
    <meta:user-defined meta:name="Info 1">version =2.0</meta:user-defined>
    <meta:user-defined meta:name="Info 2"/>
    <meta:user-defined meta:name="Info 3"/>
    <meta:user-defined meta:name="Info 4"/>
    <meta:document-statistic meta:table-count="20" meta:image-count="15" meta:object-count="5" meta:page-count="16" meta:paragraph-count="301" meta:word-count="4525" meta:character-count="27251"/>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fo:min-height="0.5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2pt"/>
    </style:style>
    <style:style style:name="P3" style:family="paragraph">
      <style:paragraph-properties fo:text-align="center"/>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5cm" svg:height="0.75cm" svg:x="4.5cm" svg:y="11.739cm">
          <draw:text-box>
            <text:p text:style-name="P1"><text:span text:style-name="T1">Node 3</text:span></text:p>
          </draw:text-box>
        </draw:frame>
        <draw:frame draw:style-name="gr1" draw:text-style-name="P2" draw:layer="layout" svg:width="2.5cm" svg:height="0.75cm" svg:x="4.5cm" svg:y="6.937cm">
          <draw:text-box>
            <text:p text:style-name="P1"><text:span text:style-name="T1">Node</text:span></text:p>
          </draw:text-box>
        </draw:frame>
        <draw:frame draw:style-name="gr1" draw:text-style-name="P2" draw:layer="layout" svg:width="2.5cm" svg:height="0.75cm" svg:x="4.5cm" svg:y="6.937cm">
          <draw:text-box>
            <text:p text:style-name="P1"><text:span text:style-name="T1">Node</text:span></text:p>
          </draw:text-box>
        </draw:frame>
        <draw:frame draw:style-name="gr1" draw:text-style-name="P2" draw:layer="layout" svg:width="2.5cm" svg:height="0.75cm" svg:x="4.5cm" svg:y="6.937cm">
          <draw:text-box>
            <text:p text:style-name="P1"><text:span text:style-name="T1">Node 1</text:span></text:p>
          </draw:text-box>
        </draw:frame>
        <draw:frame draw:style-name="gr1" draw:text-style-name="P2" draw:layer="layout" svg:width="3cm" svg:height="0.75cm" svg:x="2.8cm" svg:y="5.85cm">
          <draw:text-box>
            <text:p text:style-name="P1"><text:span text:style-name="T1">Module 1</text:span></text:p>
          </draw:text-box>
        </draw:frame>
        <draw:frame draw:style-name="gr1" draw:text-style-name="P2" draw:layer="layout" svg:width="2cm" svg:height="0.75cm" svg:x="5.5cm" svg:y="7.701cm">
          <draw:text-box>
            <text:p text:style-name="P1"><text:span text:style-name="T1">Leaf 1</text:span><text:span text:style-name="T1"><text:tab/></text:span></text:p>
          </draw:text-box>
        </draw:frame>
        <draw:frame draw:style-name="gr1" draw:text-style-name="P2" draw:layer="layout" svg:width="2cm" svg:height="0.75cm" svg:x="5.5cm" svg:y="8.55cm">
          <draw:text-box>
            <text:p text:style-name="P1"><text:span text:style-name="T1">Leaf 2</text:span></text:p>
          </draw:text-box>
        </draw:frame>
        <draw:line draw:style-name="gr2" draw:text-style-name="P3" draw:layer="layout" svg:x1="5cm" svg:y1="7.4cm" svg:x2="5cm" svg:y2="8.9cm">
          <text:p text:style-name="P1"/>
        </draw:line>
        <draw:line draw:style-name="gr2" draw:text-style-name="P3" draw:layer="layout" svg:x1="5cm" svg:y1="8cm" svg:x2="5.5cm" svg:y2="8cm">
          <text:p text:style-name="P1"/>
        </draw:line>
        <draw:line draw:style-name="gr2" draw:text-style-name="P3" draw:layer="layout" svg:x1="5cm" svg:y1="8.9cm" svg:x2="5.5cm" svg:y2="8.9cm">
          <text:p text:style-name="P1"/>
        </draw:line>
        <draw:line draw:style-name="gr2" draw:text-style-name="P3" draw:layer="layout" svg:x1="5cm" svg:y1="8.9cm" svg:x2="5.5cm" svg:y2="8.9cm">
          <text:p text:style-name="P1"/>
        </draw:line>
        <draw:frame draw:style-name="gr1" draw:text-style-name="P2" draw:layer="layout" svg:width="2.5cm" svg:height="0.75cm" svg:x="4.5cm" svg:y="9.338cm">
          <draw:text-box>
            <text:p text:style-name="P1"><text:span text:style-name="T1">Node</text:span></text:p>
          </draw:text-box>
        </draw:frame>
        <draw:frame draw:style-name="gr1" draw:text-style-name="P2" draw:layer="layout" svg:width="2.5cm" svg:height="0.75cm" svg:x="4.5cm" svg:y="9.338cm">
          <draw:text-box>
            <text:p text:style-name="P1"><text:span text:style-name="T1">Node</text:span></text:p>
          </draw:text-box>
        </draw:frame>
        <draw:frame draw:style-name="gr1" draw:text-style-name="P2" draw:layer="layout" svg:width="2.5cm" svg:height="0.75cm" svg:x="4.5cm" svg:y="9.338cm">
          <draw:text-box>
            <text:p text:style-name="P1"><text:span text:style-name="T1">Node</text:span></text:p>
          </draw:text-box>
        </draw:frame>
        <draw:frame draw:style-name="gr1" draw:text-style-name="P2" draw:layer="layout" svg:width="3cm" svg:height="0.75cm" svg:x="4.5cm" svg:y="9.338cm">
          <draw:text-box>
            <text:p text:style-name="P1"><text:span text:style-name="T1">Node 2</text:span></text:p>
          </draw:text-box>
        </draw:frame>
        <draw:frame draw:style-name="gr1" draw:text-style-name="P2" draw:layer="layout" svg:width="2cm" svg:height="0.75cm" svg:x="5.5cm" svg:y="10.102cm">
          <draw:text-box>
            <text:p text:style-name="P1"><text:span text:style-name="T1">Leaf 1</text:span><text:span text:style-name="T1"><text:tab/></text:span></text:p>
          </draw:text-box>
        </draw:frame>
        <draw:frame draw:style-name="gr1" draw:text-style-name="P2" draw:layer="layout" svg:width="2cm" svg:height="0.75cm" svg:x="5.5cm" svg:y="10.951cm">
          <draw:text-box>
            <text:p text:style-name="P1"><text:span text:style-name="T1">Leaf 2</text:span></text:p>
          </draw:text-box>
        </draw:frame>
        <draw:line draw:style-name="gr2" draw:text-style-name="P3" draw:layer="layout" svg:x1="5cm" svg:y1="9.801cm" svg:x2="5cm" svg:y2="11.301cm">
          <text:p text:style-name="P1"/>
        </draw:line>
        <draw:line draw:style-name="gr2" draw:text-style-name="P3" draw:layer="layout" svg:x1="5cm" svg:y1="10.401cm" svg:x2="5.5cm" svg:y2="10.401cm">
          <text:p text:style-name="P1"/>
        </draw:line>
        <draw:line draw:style-name="gr2" draw:text-style-name="P3" draw:layer="layout" svg:x1="5cm" svg:y1="11.301cm" svg:x2="5.5cm" svg:y2="11.301cm">
          <text:p text:style-name="P1"/>
        </draw:line>
        <draw:line draw:style-name="gr2" draw:text-style-name="P3" draw:layer="layout" svg:x1="5cm" svg:y1="11.301cm" svg:x2="5.5cm" svg:y2="11.301cm">
          <text:p text:style-name="P1"/>
        </draw:line>
        <draw:frame draw:style-name="gr1" draw:text-style-name="P2" draw:layer="layout" svg:width="2cm" svg:height="0.75cm" svg:x="5.5cm" svg:y="12.503cm">
          <draw:text-box>
            <text:p text:style-name="P1"><text:span text:style-name="T1">Leaf 1</text:span><text:span text:style-name="T1"><text:tab/></text:span></text:p>
          </draw:text-box>
        </draw:frame>
        <draw:frame draw:style-name="gr1" draw:text-style-name="P2" draw:layer="layout" svg:width="2cm" svg:height="0.75cm" svg:x="5.5cm" svg:y="13.352cm">
          <draw:text-box>
            <text:p text:style-name="P1"><text:span text:style-name="T1">Leaf 2</text:span></text:p>
          </draw:text-box>
        </draw:frame>
        <draw:line draw:style-name="gr2" draw:text-style-name="P3" draw:layer="layout" svg:x1="5cm" svg:y1="12.202cm" svg:x2="5cm" svg:y2="13.702cm">
          <text:p text:style-name="P1"/>
        </draw:line>
        <draw:line draw:style-name="gr2" draw:text-style-name="P3" draw:layer="layout" svg:x1="5cm" svg:y1="12.802cm" svg:x2="5.5cm" svg:y2="12.802cm">
          <text:p text:style-name="P1"/>
        </draw:line>
        <draw:line draw:style-name="gr2" draw:text-style-name="P3" draw:layer="layout" svg:x1="5cm" svg:y1="13.702cm" svg:x2="5.5cm" svg:y2="13.702cm">
          <text:p text:style-name="P1"/>
        </draw:line>
        <draw:line draw:style-name="gr2" draw:text-style-name="P3" draw:layer="layout" svg:x1="5cm" svg:y1="13.702cm" svg:x2="5.5cm" svg:y2="13.702cm">
          <text:p text:style-name="P1"/>
        </draw:line>
        <draw:line draw:style-name="gr2" draw:text-style-name="P3" draw:layer="layout" svg:x1="3.2cm" svg:y1="6.5cm" svg:x2="3.2cm" svg:y2="12cm">
          <text:p text:style-name="P1"/>
        </draw:line>
        <draw:line draw:style-name="gr2" draw:text-style-name="P3" draw:layer="layout" svg:x1="3.2cm" svg:y1="7.3cm" svg:x2="4.5cm" svg:y2="7.3cm">
          <text:p text:style-name="P1"/>
        </draw:line>
        <draw:line draw:style-name="gr2" draw:text-style-name="P3" draw:layer="layout" svg:x1="3.2cm" svg:y1="12cm" svg:x2="4.5cm" svg:y2="12cm">
          <text:p text:style-name="P1"/>
        </draw:line>
        <draw:line draw:style-name="gr2" draw:text-style-name="P3" draw:layer="layout" svg:x1="3.2cm" svg:y1="9.6cm" svg:x2="4.5cm" svg:y2="9.6cm">
          <text:p text:style-name="P1"/>
        </draw:line>
        <draw:line draw:style-name="gr2" draw:text-style-name="P3" draw:layer="layout" svg:x1="3.2cm" svg:y1="12cm" svg:x2="4.5cm" svg:y2="12cm">
          <text:p text:style-name="P1"/>
        </draw:line>
        <draw:frame draw:style-name="gr1" draw:text-style-name="P2" draw:layer="layout" svg:width="2.5cm" svg:height="0.75cm" svg:x="4.5cm" svg:y="18.139cm">
          <draw:text-box>
            <text:p text:style-name="P1"><text:span text:style-name="T1">Node 3</text:span></text:p>
          </draw:text-box>
        </draw:frame>
        <draw:frame draw:style-name="gr1" draw:text-style-name="P2" draw:layer="layout" svg:width="2.5cm" svg:height="0.75cm" svg:x="4.5cm" svg:y="15.437cm">
          <draw:text-box>
            <text:p text:style-name="P1"><text:span text:style-name="T1">Node</text:span></text:p>
          </draw:text-box>
        </draw:frame>
        <draw:frame draw:style-name="gr1" draw:text-style-name="P2" draw:layer="layout" svg:width="2.5cm" svg:height="0.75cm" svg:x="4.5cm" svg:y="15.437cm">
          <draw:text-box>
            <text:p text:style-name="P1"><text:span text:style-name="T1">Node</text:span></text:p>
          </draw:text-box>
        </draw:frame>
        <draw:frame draw:style-name="gr1" draw:text-style-name="P2" draw:layer="layout" svg:width="2.5cm" svg:height="0.75cm" svg:x="4.5cm" svg:y="15.437cm">
          <draw:text-box>
            <text:p text:style-name="P1"><text:span text:style-name="T1">Node 1</text:span></text:p>
          </draw:text-box>
        </draw:frame>
        <draw:frame draw:style-name="gr1" draw:text-style-name="P2" draw:layer="layout" svg:width="3cm" svg:height="0.75cm" svg:x="2.8cm" svg:y="14.35cm">
          <draw:text-box>
            <text:p text:style-name="P1"><text:span text:style-name="T1">Module 2</text:span></text:p>
          </draw:text-box>
        </draw:frame>
        <draw:frame draw:style-name="gr1" draw:text-style-name="P2" draw:layer="layout" svg:width="2cm" svg:height="0.75cm" svg:x="5.5cm" svg:y="16.201cm">
          <draw:text-box>
            <text:p text:style-name="P1"><text:span text:style-name="T1">Leaf 1</text:span><text:span text:style-name="T1"><text:tab/></text:span></text:p>
          </draw:text-box>
        </draw:frame>
        <draw:frame draw:style-name="gr1" draw:text-style-name="P2" draw:layer="layout" svg:width="2cm" svg:height="0.75cm" svg:x="5.5cm" svg:y="17.05cm">
          <draw:text-box>
            <text:p text:style-name="P1"><text:span text:style-name="T1">Leaf 2</text:span></text:p>
          </draw:text-box>
        </draw:frame>
        <draw:line draw:style-name="gr2" draw:text-style-name="P3" draw:layer="layout" svg:x1="5cm" svg:y1="15.9cm" svg:x2="5cm" svg:y2="17.4cm">
          <text:p text:style-name="P1"/>
        </draw:line>
        <draw:line draw:style-name="gr2" draw:text-style-name="P3" draw:layer="layout" svg:x1="5cm" svg:y1="16.5cm" svg:x2="5.5cm" svg:y2="16.5cm">
          <text:p text:style-name="P1"/>
        </draw:line>
        <draw:line draw:style-name="gr2" draw:text-style-name="P3" draw:layer="layout" svg:x1="5cm" svg:y1="17.4cm" svg:x2="5.5cm" svg:y2="17.4cm">
          <text:p text:style-name="P1"/>
        </draw:line>
        <draw:line draw:style-name="gr2" draw:text-style-name="P3" draw:layer="layout" svg:x1="5cm" svg:y1="17.4cm" svg:x2="5.5cm" svg:y2="17.4cm">
          <text:p text:style-name="P1"/>
        </draw:line>
        <draw:frame draw:style-name="gr1" draw:text-style-name="P2" draw:layer="layout" svg:width="2cm" svg:height="0.75cm" svg:x="5.5cm" svg:y="18.903cm">
          <draw:text-box>
            <text:p text:style-name="P1"><text:span text:style-name="T1">Leaf 1</text:span><text:span text:style-name="T1"><text:tab/></text:span></text:p>
          </draw:text-box>
        </draw:frame>
        <draw:frame draw:style-name="gr1" draw:text-style-name="P2" draw:layer="layout" svg:width="2cm" svg:height="0.75cm" svg:x="5.5cm" svg:y="19.752cm">
          <draw:text-box>
            <text:p text:style-name="P1"><text:span text:style-name="T1">Leaf 2</text:span></text:p>
          </draw:text-box>
        </draw:frame>
        <draw:line draw:style-name="gr2" draw:text-style-name="P3" draw:layer="layout" svg:x1="5cm" svg:y1="18.602cm" svg:x2="5cm" svg:y2="20.102cm">
          <text:p text:style-name="P1"/>
        </draw:line>
        <draw:line draw:style-name="gr2" draw:text-style-name="P3" draw:layer="layout" svg:x1="5cm" svg:y1="19.202cm" svg:x2="5.5cm" svg:y2="19.202cm">
          <text:p text:style-name="P1"/>
        </draw:line>
        <draw:line draw:style-name="gr2" draw:text-style-name="P3" draw:layer="layout" svg:x1="5cm" svg:y1="20.102cm" svg:x2="5.5cm" svg:y2="20.102cm">
          <text:p text:style-name="P1"/>
        </draw:line>
        <draw:line draw:style-name="gr2" draw:text-style-name="P3" draw:layer="layout" svg:x1="5cm" svg:y1="20.102cm" svg:x2="5.5cm" svg:y2="20.102cm">
          <text:p text:style-name="P1"/>
        </draw:line>
        <draw:line draw:style-name="gr2" draw:text-style-name="P3" draw:layer="layout" svg:x1="3.2cm" svg:y1="15cm" svg:x2="3.2cm" svg:y2="18.5cm">
          <text:p text:style-name="P1"/>
        </draw:line>
        <draw:line draw:style-name="gr2" draw:text-style-name="P3" draw:layer="layout" svg:x1="3.2cm" svg:y1="15.8cm" svg:x2="4.5cm" svg:y2="15.8cm">
          <text:p text:style-name="P1"/>
        </draw:line>
        <draw:line draw:style-name="gr2" draw:text-style-name="P3" draw:layer="layout" svg:x1="3.2cm" svg:y1="18.4cm" svg:x2="4.5cm" svg:y2="18.4cm">
          <text:p text:style-name="P1"/>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fo:min-height="0.5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2pt"/>
    </style:style>
    <style:style style:name="P3" style:family="paragraph">
      <style:paragraph-properties fo:text-align="center"/>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5cm" svg:height="0.75cm" svg:x="3.3cm" svg:y="11.739cm">
          <draw:text-box>
            <text:p text:style-name="P1"><text:span text:style-name="T1">Node 3</text:span></text:p>
          </draw:text-box>
        </draw:frame>
        <draw:frame draw:style-name="gr1" draw:text-style-name="P2" draw:layer="layout" svg:width="2.5cm" svg:height="0.75cm" svg:x="3.3cm" svg:y="6.937cm">
          <draw:text-box>
            <text:p text:style-name="P1"><text:span text:style-name="T1">Node</text:span></text:p>
          </draw:text-box>
        </draw:frame>
        <draw:frame draw:style-name="gr1" draw:text-style-name="P2" draw:layer="layout" svg:width="2.5cm" svg:height="0.75cm" svg:x="3.3cm" svg:y="6.937cm">
          <draw:text-box>
            <text:p text:style-name="P1"><text:span text:style-name="T1">Node</text:span></text:p>
          </draw:text-box>
        </draw:frame>
        <draw:frame draw:style-name="gr1" draw:text-style-name="P2" draw:layer="layout" svg:width="2.5cm" svg:height="0.75cm" svg:x="3.3cm" svg:y="6.937cm">
          <draw:text-box>
            <text:p text:style-name="P1"><text:span text:style-name="T1">Node 1</text:span></text:p>
          </draw:text-box>
        </draw:frame>
        <draw:frame draw:style-name="gr1" draw:text-style-name="P2" draw:layer="layout" svg:width="2cm" svg:height="0.75cm" svg:x="4.3cm" svg:y="7.701cm">
          <draw:text-box>
            <text:p text:style-name="P1"><text:span text:style-name="T1">Leaf 1</text:span><text:span text:style-name="T1"><text:tab/></text:span></text:p>
          </draw:text-box>
        </draw:frame>
        <draw:frame draw:style-name="gr1" draw:text-style-name="P2" draw:layer="layout" svg:width="2cm" svg:height="0.75cm" svg:x="4.3cm" svg:y="8.55cm">
          <draw:text-box>
            <text:p text:style-name="P1"><text:span text:style-name="T1">Leaf 2</text:span></text:p>
          </draw:text-box>
        </draw:frame>
        <draw:line draw:style-name="gr2" draw:text-style-name="P3" draw:layer="layout" svg:x1="3.8cm" svg:y1="7.4cm" svg:x2="3.8cm" svg:y2="8.9cm">
          <text:p text:style-name="P1"/>
        </draw:line>
        <draw:line draw:style-name="gr2" draw:text-style-name="P3" draw:layer="layout" svg:x1="3.8cm" svg:y1="8cm" svg:x2="4.3cm" svg:y2="8cm">
          <text:p text:style-name="P1"/>
        </draw:line>
        <draw:line draw:style-name="gr2" draw:text-style-name="P3" draw:layer="layout" svg:x1="3.8cm" svg:y1="8.9cm" svg:x2="4.3cm" svg:y2="8.9cm">
          <text:p text:style-name="P1"/>
        </draw:line>
        <draw:line draw:style-name="gr2" draw:text-style-name="P3" draw:layer="layout" svg:x1="3.8cm" svg:y1="8.9cm" svg:x2="4.3cm" svg:y2="8.9cm">
          <text:p text:style-name="P1"/>
        </draw:line>
        <draw:frame draw:style-name="gr1" draw:text-style-name="P2" draw:layer="layout" svg:width="2.5cm" svg:height="0.75cm" svg:x="3.3cm" svg:y="9.338cm">
          <draw:text-box>
            <text:p text:style-name="P1"><text:span text:style-name="T1">Node</text:span></text:p>
          </draw:text-box>
        </draw:frame>
        <draw:frame draw:style-name="gr1" draw:text-style-name="P2" draw:layer="layout" svg:width="2.5cm" svg:height="0.75cm" svg:x="3.3cm" svg:y="9.338cm">
          <draw:text-box>
            <text:p text:style-name="P1"><text:span text:style-name="T1">Node</text:span></text:p>
          </draw:text-box>
        </draw:frame>
        <draw:frame draw:style-name="gr1" draw:text-style-name="P2" draw:layer="layout" svg:width="2.5cm" svg:height="0.75cm" svg:x="3.3cm" svg:y="9.338cm">
          <draw:text-box>
            <text:p text:style-name="P1"><text:span text:style-name="T1">Node</text:span></text:p>
          </draw:text-box>
        </draw:frame>
        <draw:frame draw:style-name="gr1" draw:text-style-name="P2" draw:layer="layout" svg:width="3cm" svg:height="0.75cm" svg:x="3.3cm" svg:y="9.338cm">
          <draw:text-box>
            <text:p text:style-name="P1"><text:span text:style-name="T1">Node 2</text:span></text:p>
          </draw:text-box>
        </draw:frame>
        <draw:frame draw:style-name="gr1" draw:text-style-name="P2" draw:layer="layout" svg:width="2cm" svg:height="0.75cm" svg:x="4.3cm" svg:y="10.102cm">
          <draw:text-box>
            <text:p text:style-name="P1"><text:span text:style-name="T1">Leaf 1</text:span><text:span text:style-name="T1"><text:tab/></text:span></text:p>
          </draw:text-box>
        </draw:frame>
        <draw:frame draw:style-name="gr1" draw:text-style-name="P2" draw:layer="layout" svg:width="2cm" svg:height="0.75cm" svg:x="4.3cm" svg:y="10.951cm">
          <draw:text-box>
            <text:p text:style-name="P1"><text:span text:style-name="T1">Leaf 2</text:span></text:p>
          </draw:text-box>
        </draw:frame>
        <draw:line draw:style-name="gr2" draw:text-style-name="P3" draw:layer="layout" svg:x1="3.8cm" svg:y1="9.801cm" svg:x2="3.8cm" svg:y2="11.301cm">
          <text:p text:style-name="P1"/>
        </draw:line>
        <draw:line draw:style-name="gr2" draw:text-style-name="P3" draw:layer="layout" svg:x1="3.8cm" svg:y1="10.401cm" svg:x2="4.3cm" svg:y2="10.401cm">
          <text:p text:style-name="P1"/>
        </draw:line>
        <draw:line draw:style-name="gr2" draw:text-style-name="P3" draw:layer="layout" svg:x1="3.8cm" svg:y1="11.301cm" svg:x2="4.3cm" svg:y2="11.301cm">
          <text:p text:style-name="P1"/>
        </draw:line>
        <draw:line draw:style-name="gr2" draw:text-style-name="P3" draw:layer="layout" svg:x1="3.8cm" svg:y1="11.301cm" svg:x2="4.3cm" svg:y2="11.301cm">
          <text:p text:style-name="P1"/>
        </draw:line>
        <draw:frame draw:style-name="gr1" draw:text-style-name="P2" draw:layer="layout" svg:width="2cm" svg:height="0.75cm" svg:x="4.3cm" svg:y="12.503cm">
          <draw:text-box>
            <text:p text:style-name="P1"><text:span text:style-name="T1">Leaf 1</text:span><text:span text:style-name="T1"><text:tab/></text:span></text:p>
          </draw:text-box>
        </draw:frame>
        <draw:frame draw:style-name="gr1" draw:text-style-name="P2" draw:layer="layout" svg:width="2cm" svg:height="0.75cm" svg:x="4.3cm" svg:y="13.352cm">
          <draw:text-box>
            <text:p text:style-name="P1"><text:span text:style-name="T1">Leaf 2</text:span></text:p>
          </draw:text-box>
        </draw:frame>
        <draw:line draw:style-name="gr2" draw:text-style-name="P3" draw:layer="layout" svg:x1="3.8cm" svg:y1="12.202cm" svg:x2="3.8cm" svg:y2="13.702cm">
          <text:p text:style-name="P1"/>
        </draw:line>
        <draw:line draw:style-name="gr2" draw:text-style-name="P3" draw:layer="layout" svg:x1="3.8cm" svg:y1="12.802cm" svg:x2="4.3cm" svg:y2="12.802cm">
          <text:p text:style-name="P1"/>
        </draw:line>
        <draw:line draw:style-name="gr2" draw:text-style-name="P3" draw:layer="layout" svg:x1="3.8cm" svg:y1="13.702cm" svg:x2="4.3cm" svg:y2="13.702cm">
          <text:p text:style-name="P1"/>
        </draw:line>
        <draw:line draw:style-name="gr2" draw:text-style-name="P3" draw:layer="layout" svg:x1="3.8cm" svg:y1="13.702cm" svg:x2="4.3cm" svg:y2="13.702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fo:min-height="0.5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2pt"/>
    </style:style>
    <style:style style:name="P3" style:family="paragraph">
      <style:paragraph-properties fo:text-align="center"/>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5cm" svg:height="0.75cm" svg:x="4.5cm" svg:y="7.037cm">
          <draw:text-box>
            <text:p text:style-name="P1"><text:span text:style-name="T1">Node</text:span></text:p>
          </draw:text-box>
        </draw:frame>
        <draw:frame draw:style-name="gr1" draw:text-style-name="P2" draw:layer="layout" svg:width="2.5cm" svg:height="0.75cm" svg:x="4.5cm" svg:y="7.037cm">
          <draw:text-box>
            <text:p text:style-name="P1"><text:span text:style-name="T1">Node</text:span></text:p>
          </draw:text-box>
        </draw:frame>
        <draw:frame draw:style-name="gr1" draw:text-style-name="P2" draw:layer="layout" svg:width="2.5cm" svg:height="0.75cm" svg:x="4.5cm" svg:y="7.037cm">
          <draw:text-box>
            <text:p text:style-name="P1"><text:span text:style-name="T1">Node</text:span></text:p>
          </draw:text-box>
        </draw:frame>
        <draw:frame draw:style-name="gr1" draw:text-style-name="P2" draw:layer="layout" svg:width="3cm" svg:height="0.75cm" svg:x="4.5cm" svg:y="7.037cm">
          <draw:text-box>
            <text:p text:style-name="P1"><text:span text:style-name="T1">Node OOo</text:span></text:p>
          </draw:text-box>
        </draw:frame>
        <draw:frame draw:style-name="gr1" draw:text-style-name="P2" draw:layer="layout" svg:width="4cm" svg:height="0.75cm" svg:x="5.5cm" svg:y="7.801cm">
          <draw:text-box>
            <text:p text:style-name="P1"><text:span text:style-name="T1">Leaf 1 of OOo</text:span></text:p>
          </draw:text-box>
        </draw:frame>
        <draw:frame draw:style-name="gr1" draw:text-style-name="P2" draw:layer="layout" svg:width="4.5cm" svg:height="0.75cm" svg:x="5.5cm" svg:y="8.65cm">
          <draw:text-box>
            <text:p text:style-name="P1"><text:span text:style-name="T1">Leaf 2 of OOo</text:span></text:p>
          </draw:text-box>
        </draw:frame>
        <draw:frame draw:style-name="gr1" draw:text-style-name="P2" draw:layer="layout" svg:width="4.973cm" svg:height="0.75cm" svg:x="5.527cm" svg:y="9.616cm">
          <draw:text-box>
            <text:p text:style-name="P1"><text:span text:style-name="T1">Leaf 1 of Extension A </text:span></text:p>
          </draw:text-box>
        </draw:frame>
        <draw:frame draw:style-name="gr1" draw:text-style-name="P2" draw:layer="layout" svg:width="4.973cm" svg:height="0.75cm" svg:x="5.527cm" svg:y="10.45cm">
          <draw:text-box>
            <text:p text:style-name="P1"><text:span text:style-name="T1">Leaf 2 of Extension A </text:span></text:p>
          </draw:text-box>
        </draw:frame>
        <draw:frame draw:style-name="gr1" draw:text-style-name="P2" draw:layer="layout" svg:width="4.973cm" svg:height="0.75cm" svg:x="5.528cm" svg:y="11.35cm">
          <draw:text-box>
            <text:p text:style-name="P1"><text:span text:style-name="T1">Leaf 1 of Extension B </text:span></text:p>
          </draw:text-box>
        </draw:frame>
        <draw:frame draw:style-name="gr1" draw:text-style-name="P2" draw:layer="layout" svg:width="4.973cm" svg:height="0.75cm" svg:x="5.529cm" svg:y="12.25cm">
          <draw:text-box>
            <text:p text:style-name="P1"><text:span text:style-name="T1">Leaf 2 of Extension B </text:span></text:p>
          </draw:text-box>
        </draw:frame>
        <draw:line draw:style-name="gr2" draw:text-style-name="P3" draw:layer="layout" svg:x1="5cm" svg:y1="7.5cm" svg:x2="5cm" svg:y2="12.5cm">
          <text:p text:style-name="P1"/>
        </draw:line>
        <draw:line draw:style-name="gr2" draw:text-style-name="P3" draw:layer="layout" svg:x1="5cm" svg:y1="8.1cm" svg:x2="5.5cm" svg:y2="8.1cm">
          <text:p text:style-name="P1"/>
        </draw:line>
        <draw:line draw:style-name="gr2" draw:text-style-name="P3" draw:layer="layout" svg:x1="5cm" svg:y1="9cm" svg:x2="5.5cm" svg:y2="9cm">
          <text:p text:style-name="P1"/>
        </draw:line>
        <draw:line draw:style-name="gr2" draw:text-style-name="P3" draw:layer="layout" svg:x1="5cm" svg:y1="10cm" svg:x2="5.5cm" svg:y2="10cm">
          <text:p text:style-name="P1"/>
        </draw:line>
        <draw:line draw:style-name="gr2" draw:text-style-name="P3" draw:layer="layout" svg:x1="5cm" svg:y1="10.8cm" svg:x2="5.5cm" svg:y2="10.8cm">
          <text:p text:style-name="P1"/>
        </draw:line>
        <draw:line draw:style-name="gr2" draw:text-style-name="P3" draw:layer="layout" svg:x1="5cm" svg:y1="11.7cm" svg:x2="5.5cm" svg:y2="11.7cm">
          <text:p text:style-name="P1"/>
        </draw:line>
        <draw:line draw:style-name="gr2" draw:text-style-name="P3" draw:layer="layout" svg:x1="5cm" svg:y1="12.5cm" svg:x2="5.5cm" svg:y2="12.5cm">
          <text:p text:style-name="P1"/>
        </draw:line>
        <draw:line draw:style-name="gr2" draw:text-style-name="P3" draw:layer="layout" svg:x1="5cm" svg:y1="9cm" svg:x2="5.5cm" svg:y2="9cm">
          <text:p text:style-name="P1"/>
        </draw: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dash="Fine_20_Dashed_20__28_var_29_" draw:fill="solid" draw:fill-color="#ffffff" draw:textarea-horizontal-align="center" draw:textarea-vertical-align="middle"/>
    </style:style>
    <style:style style:name="gr2" style:family="graphic" style:parent-style-name="standard">
      <style:graphic-properties draw:stroke-dash="Fine_20_Dashed_20__28_var_29_" draw:fill="solid" draw:fill-color="#ffffff" draw:textarea-horizontal-align="center" draw:textarea-vertical-align="middle"/>
    </style:style>
    <style:style style:name="gr3" style:family="graphic" style:parent-style-name="standard">
      <style:graphic-properties draw:stroke="none" draw:stroke-dash="Fine_20_Dashed_20__28_var_29_" svg:stroke-color="#000000" draw:fill="none" draw:fill-color="#ffffff" fo:min-height="0.5cm"/>
    </style:style>
    <style:style style:name="gr4" style:family="graphic" style:parent-style-name="standard">
      <style:graphic-properties draw:stroke-dash="Fine_20_Dashed_20__28_var_29_" draw:textarea-horizontal-align="center" draw:textarea-vertical-align="middle"/>
    </style:style>
    <style:style style:name="gr5" style:family="graphic" style:parent-style-name="standard">
      <style:graphic-properties draw:stroke="dash" draw:stroke-dash="Fine_20_Dashed_20__28_var_29_"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2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0pt"/>
    </style:style>
    <style:style style:name="P6" style:family="paragraph">
      <style:paragraph-properties fo:text-align="center"/>
      <style:text-properties fo:font-size="10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3cm" svg:height="2cm" svg:x="2.3cm" svg:y="2.5cm">
          <text:p text:style-name="P1"><text:span text:style-name="T1">Application</text:span></text:p>
          <text:p text:style-name="P1"><text:span text:style-name="T1">Context</text:span></text:p>
        </draw:rect>
        <draw:rect draw:style-name="gr1" draw:text-style-name="P2" draw:layer="layout" svg:width="3cm" svg:height="2cm" svg:x="15cm" svg:y="2.5cm">
          <text:p text:style-name="P1"><text:span text:style-name="T1">Leaf</text:span></text:p>
        </draw:rect>
        <draw:rect draw:style-name="gr1" draw:text-style-name="P2" draw:layer="layout" svg:width="3cm" svg:height="2cm" svg:x="8.5cm" svg:y="2.5cm">
          <text:p text:style-name="P1"><text:span text:style-name="T1">Node</text:span></text:p>
        </draw:rect>
        <draw:line draw:style-name="gr2" draw:text-style-name="P3" draw:layer="layout" svg:x1="11.5cm" svg:y1="3.5cm" svg:x2="15cm" svg:y2="3.5cm">
          <text:p text:style-name="P4"/>
        </draw:line>
        <draw:frame draw:style-name="gr3" draw:text-style-name="P5" draw:layer="layout" svg:width="2cm" svg:height="0.75cm" svg:x="14cm" svg:y="3cm">
          <draw:text-box>
            <text:p text:style-name="P4"><text:span text:style-name="T2">1..*</text:span></text:p>
          </draw:text-box>
        </draw:frame>
        <draw:frame draw:style-name="gr3" draw:text-style-name="P5" draw:layer="layout" svg:width="2cm" svg:height="0.75cm" svg:x="11.4cm" svg:y="2.8cm">
          <draw:text-box>
            <text:p text:style-name="P4"><text:span text:style-name="T2">0..1</text:span></text:p>
          </draw:text-box>
        </draw:frame>
        <draw:line draw:style-name="gr2" draw:text-style-name="P3" draw:layer="layout" svg:x1="5.327cm" svg:y1="3.5cm" svg:x2="8.5cm" svg:y2="3.5cm">
          <text:p text:style-name="P4"/>
        </draw:line>
        <draw:frame draw:style-name="gr3" draw:text-style-name="P5" draw:layer="layout" svg:width="2cm" svg:height="0.75cm" svg:x="5.2cm" svg:y="2.9cm">
          <draw:text-box>
            <text:p text:style-name="P4"><text:span text:style-name="T2">0..*</text:span></text:p>
          </draw:text-box>
        </draw:frame>
        <draw:frame draw:style-name="gr3" draw:text-style-name="P5" draw:layer="layout" svg:width="2cm" svg:height="0.75cm" svg:x="7.5cm" svg:y="2.85cm">
          <draw:text-box>
            <text:p text:style-name="P4"><text:span text:style-name="T2">0..*</text:span></text:p>
          </draw:text-box>
        </draw:frame>
        <draw:rect draw:style-name="gr1" draw:text-style-name="P2" draw:layer="layout" svg:width="3cm" svg:height="2cm" svg:x="11.5cm" svg:y="7.5cm">
          <text:p text:style-name="P1"><text:span text:style-name="T1">Leaf Index</text:span></text:p>
        </draw:rect>
        <draw:line draw:style-name="gr4" draw:text-style-name="P3" draw:layer="layout" svg:x1="11cm" svg:y1="4.5cm" svg:x2="12cm" svg:y2="7.5cm">
          <text:p text:style-name="P4"/>
        </draw:line>
        <draw:line draw:style-name="gr4" draw:text-style-name="P3" draw:layer="layout" svg:x1="15.5cm" svg:y1="4.5cm" svg:x2="14cm" svg:y2="7.5cm">
          <text:p text:style-name="P4"/>
        </draw:line>
        <draw:frame draw:style-name="gr3" draw:text-style-name="P5" draw:layer="layout" svg:width="2cm" svg:height="0.75cm" svg:x="14cm" svg:y="7cm">
          <draw:text-box>
            <text:p text:style-name="P4"><text:span text:style-name="T2">0..1</text:span></text:p>
          </draw:text-box>
        </draw:frame>
        <draw:frame draw:style-name="gr3" draw:text-style-name="P5" draw:layer="layout" svg:width="2cm" svg:height="0.75cm" svg:x="10.6cm" svg:y="4.5cm">
          <draw:text-box>
            <text:p text:style-name="P4"><text:span text:style-name="T2">1</text:span></text:p>
          </draw:text-box>
        </draw:frame>
        <draw:frame draw:style-name="gr3" draw:text-style-name="P5" draw:layer="layout" svg:width="2cm" svg:height="0.75cm" svg:x="4cm" svg:y="7cm">
          <draw:text-box>
            <text:p text:style-name="P4"><text:span text:style-name="T2">0..1</text:span></text:p>
          </draw:text-box>
        </draw:frame>
        <draw:rect draw:style-name="gr1" draw:text-style-name="P2" draw:layer="layout" svg:width="3cm" svg:height="2cm" svg:x="4.347cm" svg:y="7.5cm">
          <text:p text:style-name="P1"><text:span text:style-name="T1">Node Index</text:span></text:p>
        </draw:rect>
        <draw:line draw:style-name="gr4" draw:text-style-name="P3" draw:layer="layout" svg:x1="4.803cm" svg:y1="4.5cm" svg:x2="5cm" svg:y2="7.5cm">
          <text:p text:style-name="P4"/>
        </draw:line>
        <draw:line draw:style-name="gr4" draw:text-style-name="P3" draw:layer="layout" svg:x1="9cm" svg:y1="4.5cm" svg:x2="7cm" svg:y2="7.5cm">
          <text:p text:style-name="P4"/>
        </draw:line>
        <draw:frame draw:style-name="gr3" draw:text-style-name="P5" draw:layer="layout" svg:width="2cm" svg:height="0.75cm" svg:x="6.3cm" svg:y="6.95cm">
          <draw:text-box>
            <text:p text:style-name="P4"><text:span text:style-name="T2">0..*</text:span></text:p>
          </draw:text-box>
        </draw:frame>
        <draw:frame draw:style-name="gr3" draw:text-style-name="P5" draw:layer="layout" svg:width="2cm" svg:height="0.75cm" svg:x="11cm" svg:y="6.95cm">
          <draw:text-box>
            <text:p text:style-name="P4"><text:span text:style-name="T2">0..1</text:span></text:p>
          </draw:text-box>
        </draw:frame>
        <draw:frame draw:style-name="gr3" draw:text-style-name="P5" draw:layer="layout" svg:width="2cm" svg:height="0.75cm" svg:x="4cm" svg:y="4.5cm">
          <draw:text-box>
            <text:p text:style-name="P4"><text:span text:style-name="T2">1</text:span></text:p>
          </draw:text-box>
        </draw:frame>
        <draw:rect draw:style-name="gr1" draw:text-style-name="P2" draw:layer="layout" svg:width="3cm" svg:height="2cm" svg:x="16.6cm" svg:y="7.5cm">
          <text:p text:style-name="P1"><text:span text:style-name="T1">Leaf Group</text:span></text:p>
        </draw:rect>
        <draw:rect draw:style-name="gr1" draw:text-style-name="P2" draw:layer="layout" svg:width="3cm" svg:height="2cm" svg:x="8.5cm" svg:y="10.5cm">
          <text:p text:style-name="P1"><text:span text:style-name="T1">Node Group</text:span></text:p>
        </draw:rect>
        <draw:line draw:style-name="gr4" draw:text-style-name="P3" draw:layer="layout" svg:x1="17.5cm" svg:y1="4.5cm" svg:x2="18cm" svg:y2="7.5cm">
          <text:p text:style-name="P4"/>
        </draw:line>
        <draw:frame draw:style-name="gr3" draw:text-style-name="P5" draw:layer="layout" svg:width="2cm" svg:height="0.75cm" svg:x="17.4cm" svg:y="4.5cm">
          <draw:text-box>
            <text:p text:style-name="P4"><text:span text:style-name="T2">1..*</text:span></text:p>
          </draw:text-box>
        </draw:frame>
        <draw:frame draw:style-name="gr3" draw:text-style-name="P5" draw:layer="layout" svg:width="2cm" svg:height="0.75cm" svg:x="17.8cm" svg:y="6.9cm">
          <draw:text-box>
            <text:p text:style-name="P4"><text:span text:style-name="T2">0..1</text:span></text:p>
          </draw:text-box>
        </draw:frame>
        <draw:line draw:style-name="gr4" draw:text-style-name="P3" draw:layer="layout" svg:x1="10cm" svg:y1="4.5cm" svg:x2="10cm" svg:y2="10.5cm">
          <text:p text:style-name="P4"/>
        </draw:line>
        <draw:frame draw:style-name="gr3" draw:text-style-name="P5" draw:layer="layout" svg:width="2cm" svg:height="0.75cm" svg:x="8.7cm" svg:y="4.5cm">
          <draw:text-box>
            <text:p text:style-name="P4"><text:span text:style-name="T2">1..*</text:span></text:p>
          </draw:text-box>
        </draw:frame>
        <draw:frame draw:style-name="gr3" draw:text-style-name="P5" draw:layer="layout" svg:width="2cm" svg:height="0.75cm" svg:x="9.9cm" svg:y="9.7cm">
          <draw:text-box>
            <text:p text:style-name="P4"><text:span text:style-name="T2">0..1</text:span></text:p>
          </draw:text-box>
        </draw:frame>
        <draw:frame draw:style-name="gr3" draw:text-style-name="P5" draw:layer="layout" svg:width="2cm" svg:height="0.75cm" svg:x="15.2cm" svg:y="4.5cm">
          <draw:text-box>
            <text:p text:style-name="P4"><text:span text:style-name="T2">1..*</text:span></text:p>
          </draw:text-box>
        </draw:frame>
        <draw:frame draw:style-name="gr3" draw:text-style-name="P5" draw:layer="layout" svg:width="2cm" svg:height="0.75cm" svg:x="9.8cm" svg:y="5.5cm">
          <draw:text-box>
            <text:p text:style-name="P4"><text:span text:style-name="T2">1..*</text:span></text:p>
          </draw:text-box>
        </draw:frame>
        <draw:line draw:style-name="gr5" draw:text-style-name="P6" draw:layer="layout" svg:x1="14.764cm" svg:y1="5.945cm" svg:x2="17.745cm" svg:y2="5.927cm">
          <text:p text:style-name="P1"><text:span text:style-name="T2">xor</text:span></text:p>
          <text:p text:style-name="P1"><text:span text:style-name="T2"/></text:p>
        </draw:line>
        <draw:line draw:style-name="gr5" draw:text-style-name="P6" draw:layer="layout" svg:x1="7.321cm" svg:y1="7.038cm" svg:x2="10.002cm" svg:y2="7.126cm">
          <text:p text:style-name="P1"><text:span text:style-name="T2">xor</text:span></text:p>
          <text:p text:style-name="P1"><text:span text:style-name="T2"/></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fo:min-height="0.5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2pt"/>
    </style:style>
    <style:style style:name="P3" style:family="paragraph">
      <style:paragraph-properties fo:text-align="center"/>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5cm" svg:height="0.75cm" svg:x="3.3cm" svg:y="11.739cm">
          <draw:text-box>
            <text:p text:style-name="P1"><text:span text:style-name="T1">Node 2</text:span></text:p>
          </draw:text-box>
        </draw:frame>
        <draw:frame draw:style-name="gr1" draw:text-style-name="P2" draw:layer="layout" svg:width="2.5cm" svg:height="0.75cm" svg:x="3.3cm" svg:y="6.937cm">
          <draw:text-box>
            <text:p text:style-name="P1"><text:span text:style-name="T1">Node</text:span></text:p>
          </draw:text-box>
        </draw:frame>
        <draw:frame draw:style-name="gr1" draw:text-style-name="P2" draw:layer="layout" svg:width="2.5cm" svg:height="0.75cm" svg:x="3.3cm" svg:y="6.937cm">
          <draw:text-box>
            <text:p text:style-name="P1"><text:span text:style-name="T1">Node</text:span></text:p>
          </draw:text-box>
        </draw:frame>
        <draw:frame draw:style-name="gr1" draw:text-style-name="P2" draw:layer="layout" svg:width="2.5cm" svg:height="0.75cm" svg:x="3.3cm" svg:y="6.937cm">
          <draw:text-box>
            <text:p text:style-name="P1"><text:span text:style-name="T1">Node 1</text:span></text:p>
          </draw:text-box>
        </draw:frame>
        <draw:frame draw:style-name="gr1" draw:text-style-name="P2" draw:layer="layout" svg:width="2cm" svg:height="0.75cm" svg:x="4.3cm" svg:y="7.701cm">
          <draw:text-box>
            <text:p text:style-name="P1"><text:span text:style-name="T1">Leaf 1</text:span><text:span text:style-name="T1"><text:tab/></text:span></text:p>
          </draw:text-box>
        </draw:frame>
        <draw:frame draw:style-name="gr1" draw:text-style-name="P2" draw:layer="layout" svg:width="2cm" svg:height="0.75cm" svg:x="4.3cm" svg:y="8.55cm">
          <draw:text-box>
            <text:p text:style-name="P1"><text:span text:style-name="T1">Leaf 2</text:span></text:p>
          </draw:text-box>
        </draw:frame>
        <draw:line draw:style-name="gr2" draw:text-style-name="P3" draw:layer="layout" svg:x1="3.8cm" svg:y1="7.4cm" svg:x2="3.8cm" svg:y2="8.9cm">
          <text:p text:style-name="P1"/>
        </draw:line>
        <draw:line draw:style-name="gr2" draw:text-style-name="P3" draw:layer="layout" svg:x1="3.8cm" svg:y1="8cm" svg:x2="4.3cm" svg:y2="8cm">
          <text:p text:style-name="P1"/>
        </draw:line>
        <draw:line draw:style-name="gr2" draw:text-style-name="P3" draw:layer="layout" svg:x1="3.8cm" svg:y1="8.9cm" svg:x2="4.3cm" svg:y2="8.9cm">
          <text:p text:style-name="P1"/>
        </draw:line>
        <draw:line draw:style-name="gr2" draw:text-style-name="P3" draw:layer="layout" svg:x1="3.8cm" svg:y1="8.9cm" svg:x2="4.3cm" svg:y2="8.9cm">
          <text:p text:style-name="P1"/>
        </draw:line>
        <draw:frame draw:style-name="gr1" draw:text-style-name="P2" draw:layer="layout" svg:width="2.5cm" svg:height="0.75cm" svg:x="3.3cm" svg:y="9.338cm">
          <draw:text-box>
            <text:p text:style-name="P1"><text:span text:style-name="T1">Node</text:span></text:p>
          </draw:text-box>
        </draw:frame>
        <draw:frame draw:style-name="gr1" draw:text-style-name="P2" draw:layer="layout" svg:width="2.5cm" svg:height="0.75cm" svg:x="3.3cm" svg:y="9.338cm">
          <draw:text-box>
            <text:p text:style-name="P1"><text:span text:style-name="T1">Node</text:span></text:p>
          </draw:text-box>
        </draw:frame>
        <draw:frame draw:style-name="gr1" draw:text-style-name="P2" draw:layer="layout" svg:width="2.5cm" svg:height="0.75cm" svg:x="3.3cm" svg:y="9.338cm">
          <draw:text-box>
            <text:p text:style-name="P1"><text:span text:style-name="T1">Node</text:span></text:p>
          </draw:text-box>
        </draw:frame>
        <draw:frame draw:style-name="gr1" draw:text-style-name="P2" draw:layer="layout" svg:width="3cm" svg:height="0.75cm" svg:x="3.3cm" svg:y="9.338cm">
          <draw:text-box>
            <text:p text:style-name="P1"><text:span text:style-name="T1">Node 3</text:span></text:p>
          </draw:text-box>
        </draw:frame>
        <draw:frame draw:style-name="gr1" draw:text-style-name="P2" draw:layer="layout" svg:width="2cm" svg:height="0.75cm" svg:x="4.3cm" svg:y="10.102cm">
          <draw:text-box>
            <text:p text:style-name="P1"><text:span text:style-name="T1">Leaf 1</text:span><text:span text:style-name="T1"><text:tab/></text:span></text:p>
          </draw:text-box>
        </draw:frame>
        <draw:frame draw:style-name="gr1" draw:text-style-name="P2" draw:layer="layout" svg:width="2cm" svg:height="0.75cm" svg:x="4.3cm" svg:y="10.951cm">
          <draw:text-box>
            <text:p text:style-name="P1"><text:span text:style-name="T1">Leaf 2</text:span></text:p>
          </draw:text-box>
        </draw:frame>
        <draw:line draw:style-name="gr2" draw:text-style-name="P3" draw:layer="layout" svg:x1="3.8cm" svg:y1="9.801cm" svg:x2="3.8cm" svg:y2="11.301cm">
          <text:p text:style-name="P1"/>
        </draw:line>
        <draw:line draw:style-name="gr2" draw:text-style-name="P3" draw:layer="layout" svg:x1="3.8cm" svg:y1="10.401cm" svg:x2="4.3cm" svg:y2="10.401cm">
          <text:p text:style-name="P1"/>
        </draw:line>
        <draw:line draw:style-name="gr2" draw:text-style-name="P3" draw:layer="layout" svg:x1="3.8cm" svg:y1="11.301cm" svg:x2="4.3cm" svg:y2="11.301cm">
          <text:p text:style-name="P1"/>
        </draw:line>
        <draw:line draw:style-name="gr2" draw:text-style-name="P3" draw:layer="layout" svg:x1="3.8cm" svg:y1="11.301cm" svg:x2="4.3cm" svg:y2="11.301cm">
          <text:p text:style-name="P1"/>
        </draw:line>
        <draw:frame draw:style-name="gr1" draw:text-style-name="P2" draw:layer="layout" svg:width="2cm" svg:height="0.75cm" svg:x="4.3cm" svg:y="12.503cm">
          <draw:text-box>
            <text:p text:style-name="P1"><text:span text:style-name="T1">Leaf 1</text:span><text:span text:style-name="T1"><text:tab/></text:span></text:p>
          </draw:text-box>
        </draw:frame>
        <draw:frame draw:style-name="gr1" draw:text-style-name="P2" draw:layer="layout" svg:width="2cm" svg:height="0.75cm" svg:x="4.3cm" svg:y="13.352cm">
          <draw:text-box>
            <text:p text:style-name="P1"><text:span text:style-name="T1">Leaf 2</text:span></text:p>
          </draw:text-box>
        </draw:frame>
        <draw:line draw:style-name="gr2" draw:text-style-name="P3" draw:layer="layout" svg:x1="3.8cm" svg:y1="12.202cm" svg:x2="3.8cm" svg:y2="13.702cm">
          <text:p text:style-name="P1"/>
        </draw:line>
        <draw:line draw:style-name="gr2" draw:text-style-name="P3" draw:layer="layout" svg:x1="3.8cm" svg:y1="12.802cm" svg:x2="4.3cm" svg:y2="12.802cm">
          <text:p text:style-name="P1"/>
        </draw:line>
        <draw:line draw:style-name="gr2" draw:text-style-name="P3" draw:layer="layout" svg:x1="3.8cm" svg:y1="13.702cm" svg:x2="4.3cm" svg:y2="13.702cm">
          <text:p text:style-name="P1"/>
        </draw:line>
        <draw:line draw:style-name="gr2" draw:text-style-name="P3" draw:layer="layout" svg:x1="3.8cm" svg:y1="13.702cm" svg:x2="4.3cm" svg:y2="13.702cm">
          <text:p text:style-name="P1"/>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VersionList.xml><?xml version="1.0" encoding="utf-8"?>
<VL:version-list xmlns:dc="http://purl.org/dc/elements/1.1/" xmlns:VL="http://openoffice.org/2001/versions-list">
  <VL:version-entry VL:title="Version1" VL:comment="2007-05-09" VL:creator="Joachim Lingner" dc:date-time="2007-05-09T16:34:17"/>
</VL:version-list>
</file>